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P2" style:family="paragraph" style:parent-style-name="Heading_20_1">
      <style:paragraph-properties fo:text-align="center" fo:break-before="auto" fo:line-height="115%" fo:margin-top="0.847cm" fo:margin-bottom="0.212cm" style:writing-mode="lr-tb"/>
    </style:style>
    <style:style style:name="T2_1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2_2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2_3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2_4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2_5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2_6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2_7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2_8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2_9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P4" style:family="paragraph" style:parent-style-name="Standard">
      <style:paragraph-properties fo:text-align="center"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P5" style:family="paragraph" style:parent-style-name="Standard">
      <style:paragraph-properties fo:text-align="center"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P6" style:family="paragraph" style:parent-style-name="Standard">
      <style:paragraph-properties fo:text-align="center"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font-size="16pt" style:font-size-asian="16pt" style:font-size-complex="16pt" fo:font-weight="bold" style:font-weight-asian="bold" style:font-weight-complex="bold"/>
    </style:style>
    <style:style style:name="T9_2" style:family="text">
      <style:text-properties fo:font-size="16pt" style:font-size-asian="16pt" style:font-size-complex="16pt" fo:font-weight="bold" style:font-weight-asian="bold" style:font-weight-complex="bold"/>
    </style:style>
    <style:style style:name="T9_3" style:family="text">
      <style:text-properties fo:font-size="16pt" style:font-size-asian="16pt" style:font-size-complex="16pt" fo:font-weight="bold" style:font-weight-asian="bold" style:font-weight-complex="bold"/>
    </style:style>
    <style:style style:name="T9_4" style:family="text">
      <style:text-properties fo:font-size="16pt" style:font-size-asian="16pt" style:font-size-complex="16pt" fo:font-weight="bold" style:font-weight-asian="bold" style:font-weight-complex="bold"/>
    </style:style>
    <style:style style:name="T9_5" style:family="text">
      <style:text-properties fo:font-size="16pt" style:font-size-asian="16pt" style:font-size-complex="16pt"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P29" style:family="paragraph" style:parent-style-name="Standard">
      <style:paragraph-properties fo:text-align="center" fo:break-before="auto" fo:line-height="115%" style:writing-mode="lr-tb"/>
    </style:style>
    <style:style style:name="P30" style:family="paragraph" style:parent-style-name="Standard">
      <style:paragraph-properties fo:text-align="center" fo:break-before="auto" fo:line-height="115%" style:writing-mode="lr-tb"/>
    </style:style>
    <style:style style:name="P31" style:family="paragraph" style:parent-style-name="Heading_20_2">
      <style:paragraph-properties fo:break-before="page" fo:line-height="115%" fo:margin-top="0.635cm" fo:margin-bottom="0.141cm" style:writing-mode="lr-tb"/>
    </style:style>
    <style:style style:name="T31_1" style:family="text">
      <style:text-properties style:font-name="Arial" fo:font-size="18pt" style:font-name-asian="Arial" style:font-size-asian="18pt" style:font-name-complex="Arial" style:font-size-complex="18pt"/>
    </style:style>
    <style:style style:name="P32" style:family="paragraph" style:parent-style-name="Standard">
      <style:paragraph-properties fo:text-align="justify" fo:break-before="auto" fo:line-height="115%" style:writing-mode="lr-tb"/>
    </style:style>
    <style:style style:name="T32_1" style:family="text"/>
    <style:style style:name="P33" style:family="paragraph" style:parent-style-name="Standard">
      <style:paragraph-properties fo:text-align="justify"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T33_61" style:family="text"/>
    <style:style style:name="T33_62" style:family="text"/>
    <style:style style:name="T33_63" style:family="text"/>
    <style:style style:name="T33_64" style:family="text"/>
    <style:style style:name="T33_65" style:family="text"/>
    <style:style style:name="T33_66" style:family="text"/>
    <style:style style:name="T33_67" style:family="text"/>
    <style:style style:name="T33_68" style:family="text"/>
    <style:style style:name="T33_69" style:family="text"/>
    <style:style style:name="T33_70" style:family="text"/>
    <style:style style:name="T33_71" style:family="text"/>
    <style:style style:name="T33_72" style:family="text"/>
    <style:style style:name="T33_73" style:family="text"/>
    <style:style style:name="T33_74" style:family="text"/>
    <style:style style:name="T33_75" style:family="text"/>
    <style:style style:name="T33_76" style:family="text"/>
    <style:style style:name="T33_77" style:family="text"/>
    <style:style style:name="T33_78" style:family="text"/>
    <style:style style:name="T33_79" style:family="text"/>
    <style:style style:name="T33_80" style:family="text"/>
    <style:style style:name="T33_81" style:family="text"/>
    <style:style style:name="T33_82" style:family="text"/>
    <style:style style:name="T33_83" style:family="text"/>
    <style:style style:name="T33_84" style:family="text"/>
    <style:style style:name="T33_85" style:family="text"/>
    <style:style style:name="T33_86" style:family="text"/>
    <style:style style:name="T33_87" style:family="text"/>
    <style:style style:name="T33_88" style:family="text"/>
    <style:style style:name="T33_89" style:family="text"/>
    <style:style style:name="T33_90" style:family="text"/>
    <style:style style:name="T33_91" style:family="text"/>
    <style:style style:name="T33_92" style:family="text"/>
    <style:style style:name="T33_93" style:family="text"/>
    <style:style style:name="T33_94" style:family="text"/>
    <style:style style:name="T33_95" style:family="text"/>
    <style:style style:name="T33_96" style:family="text"/>
    <style:style style:name="T33_97" style:family="text"/>
    <style:style style:name="T33_98" style:family="text"/>
    <style:style style:name="T33_99" style:family="text"/>
    <style:style style:name="T33_100" style:family="text"/>
    <style:style style:name="T33_101" style:family="text"/>
    <style:style style:name="T33_102" style:family="text"/>
    <style:style style:name="T33_103" style:family="text"/>
    <style:style style:name="T33_104" style:family="text"/>
    <style:style style:name="T33_105" style:family="text"/>
    <style:style style:name="T33_106" style:family="text"/>
    <style:style style:name="T33_107" style:family="text"/>
    <style:style style:name="T33_108" style:family="text"/>
    <style:style style:name="T33_109" style:family="text"/>
    <style:style style:name="T33_110" style:family="text"/>
    <style:style style:name="T33_111" style:family="text"/>
    <style:style style:name="T33_112" style:family="text"/>
    <style:style style:name="T33_113" style:family="text"/>
    <style:style style:name="T33_114" style:family="text"/>
    <style:style style:name="T33_115" style:family="text"/>
    <style:style style:name="T33_116" style:family="text"/>
    <style:style style:name="T33_117" style:family="text"/>
    <style:style style:name="T33_118" style:family="text"/>
    <style:style style:name="T33_119" style:family="text"/>
    <style:style style:name="T33_120" style:family="text"/>
    <style:style style:name="T33_121" style:family="text"/>
    <style:style style:name="T33_122" style:family="text"/>
    <style:style style:name="T33_123" style:family="text"/>
    <style:style style:name="T33_124" style:family="text"/>
    <style:style style:name="T33_125" style:family="text"/>
    <style:style style:name="T33_126" style:family="text"/>
    <style:style style:name="T33_127" style:family="text"/>
    <style:style style:name="T33_128" style:family="text"/>
    <style:style style:name="T33_129" style:family="text"/>
    <style:style style:name="T33_130" style:family="text"/>
    <style:style style:name="T33_131" style:family="text"/>
    <style:style style:name="T33_132" style:family="text"/>
    <style:style style:name="T33_133" style:family="text"/>
    <style:style style:name="T33_134" style:family="text"/>
    <style:style style:name="T33_135" style:family="text"/>
    <style:style style:name="T33_136" style:family="text"/>
    <style:style style:name="T33_137" style:family="text"/>
    <style:style style:name="T33_138" style:family="text"/>
    <style:style style:name="T33_139" style:family="text"/>
    <style:style style:name="T33_140" style:family="text"/>
    <style:style style:name="T33_141" style:family="text"/>
    <style:style style:name="T33_142" style:family="text"/>
    <style:style style:name="T33_143" style:family="text"/>
    <style:style style:name="T33_144" style:family="text"/>
    <style:style style:name="T33_145" style:family="text"/>
    <style:style style:name="T33_146" style:family="text"/>
    <style:style style:name="T33_147" style:family="text"/>
    <style:style style:name="T33_148" style:family="text"/>
    <style:style style:name="T33_149" style:family="text"/>
    <style:style style:name="T33_150" style:family="text"/>
    <style:style style:name="T33_151" style:family="text"/>
    <style:style style:name="T33_152" style:family="text"/>
    <style:style style:name="T33_153" style:family="text"/>
    <style:style style:name="T33_154" style:family="text"/>
    <style:style style:name="T33_155" style:family="text"/>
    <style:style style:name="T33_156" style:family="text"/>
    <style:style style:name="T33_157" style:family="text"/>
    <style:style style:name="T33_158" style:family="text"/>
    <style:style style:name="T33_159" style:family="text"/>
    <style:style style:name="T33_160" style:family="text"/>
    <style:style style:name="T33_161" style:family="text"/>
    <style:style style:name="T33_162" style:family="text"/>
    <style:style style:name="T33_163" style:family="text"/>
    <style:style style:name="T33_164" style:family="text"/>
    <style:style style:name="T33_165" style:family="text"/>
    <style:style style:name="T33_166" style:family="text"/>
    <style:style style:name="T33_167" style:family="text"/>
    <style:style style:name="T33_168" style:family="text"/>
    <style:style style:name="T33_169" style:family="text"/>
    <style:style style:name="T33_170" style:family="text"/>
    <style:style style:name="T33_171" style:family="text"/>
    <style:style style:name="T33_172" style:family="text"/>
    <style:style style:name="T33_173" style:family="text"/>
    <style:style style:name="T33_174" style:family="text"/>
    <style:style style:name="T33_175" style:family="text"/>
    <style:style style:name="T33_176" style:family="text"/>
    <style:style style:name="T33_177" style:family="text"/>
    <style:style style:name="T33_178" style:family="text"/>
    <style:style style:name="T33_179" style:family="text"/>
    <style:style style:name="T33_180" style:family="text"/>
    <style:style style:name="T33_181" style:family="text"/>
    <style:style style:name="T33_182" style:family="text"/>
    <style:style style:name="T33_183" style:family="text"/>
    <style:style style:name="T33_184" style:family="text"/>
    <style:style style:name="T33_185" style:family="text"/>
    <style:style style:name="T33_186" style:family="text"/>
    <style:style style:name="T33_187" style:family="text"/>
    <style:style style:name="T33_188" style:family="text"/>
    <style:style style:name="T33_189" style:family="text"/>
    <style:style style:name="T33_190" style:family="text"/>
    <style:style style:name="T33_191" style:family="text"/>
    <style:style style:name="T33_192" style:family="text"/>
    <style:style style:name="T33_193" style:family="text"/>
    <style:style style:name="T33_194" style:family="text"/>
    <style:style style:name="T33_195" style:family="text"/>
    <style:style style:name="T33_196" style:family="text"/>
    <style:style style:name="T33_197" style:family="text"/>
    <style:style style:name="T33_198" style:family="text"/>
    <style:style style:name="T33_199" style:family="text"/>
    <style:style style:name="T33_200" style:family="text"/>
    <style:style style:name="T33_201" style:family="text"/>
    <style:style style:name="T33_202" style:family="text"/>
    <style:style style:name="T33_203" style:family="text"/>
    <style:style style:name="T33_204" style:family="text"/>
    <style:style style:name="T33_205" style:family="text"/>
    <style:style style:name="T33_206" style:family="text"/>
    <style:style style:name="T33_207" style:family="text"/>
    <style:style style:name="T33_208" style:family="text"/>
    <style:style style:name="T33_209" style:family="text"/>
    <style:style style:name="T33_210" style:family="text"/>
    <style:style style:name="T33_211" style:family="text"/>
    <style:style style:name="T33_212" style:family="text"/>
    <style:style style:name="T33_213" style:family="text"/>
    <style:style style:name="T33_214" style:family="text"/>
    <style:style style:name="T33_215" style:family="text"/>
    <style:style style:name="T33_216" style:family="text"/>
    <style:style style:name="T33_217" style:family="text"/>
    <style:style style:name="T33_218" style:family="text"/>
    <style:style style:name="T33_219" style:family="text"/>
    <style:style style:name="T33_220" style:family="text"/>
    <style:style style:name="T33_221" style:family="text"/>
    <style:style style:name="T33_222" style:family="text"/>
    <style:style style:name="T33_223" style:family="text"/>
    <style:style style:name="T33_224" style:family="text"/>
    <style:style style:name="T33_225" style:family="text"/>
    <style:style style:name="T33_226" style:family="text"/>
    <style:style style:name="P34" style:family="paragraph" style:parent-style-name="Standard">
      <style:paragraph-properties fo:text-align="justify" fo:break-before="auto" fo:line-height="115%" style:writing-mode="lr-tb"/>
    </style:style>
    <style:style style:name="P35" style:family="paragraph" style:parent-style-name="Heading_20_2">
      <style:paragraph-properties fo:break-before="auto" fo:line-height="115%" fo:margin-top="0.635cm" style:writing-mode="lr-tb"/>
    </style:style>
    <style:style style:name="T35_1" style:family="text">
      <style:text-properties style:font-name="Arial" fo:font-size="18pt" style:font-name-asian="Arial" style:font-size-asian="18pt" style:font-name-complex="Arial" style:font-size-complex="18pt"/>
    </style:style>
    <style:style style:name="P36" style:family="paragraph" style:parent-style-name="Heading_20_2">
      <style:paragraph-properties fo:break-before="auto" fo:line-height="115%" fo:margin-top="0.635cm" fo:margin-bottom="0.141cm" style:writing-mode="lr-tb"/>
    </style:style>
    <style:style style:name="T36_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P37" style:family="paragraph" style:parent-style-name="Standard">
      <style:paragraph-properties fo:text-align="justify"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/>
    <style:style style:name="T37_78" style:family="text"/>
    <style:style style:name="T37_79" style:family="text"/>
    <style:style style:name="T37_80" style:family="text"/>
    <style:style style:name="T37_81" style:family="text"/>
    <style:style style:name="T37_82" style:family="text"/>
    <style:style style:name="T37_83" style:family="text"/>
    <style:style style:name="T37_84" style:family="text"/>
    <style:style style:name="T37_85" style:family="text"/>
    <style:style style:name="T37_86" style:family="text"/>
    <style:style style:name="T37_87" style:family="text"/>
    <style:style style:name="T37_88" style:family="text"/>
    <style:style style:name="T37_89" style:family="text"/>
    <style:style style:name="T37_90" style:family="text"/>
    <style:style style:name="T37_91" style:family="text"/>
    <style:style style:name="T37_92" style:family="text"/>
    <style:style style:name="T37_93" style:family="text"/>
    <style:style style:name="T37_94" style:family="text"/>
    <style:style style:name="T37_95" style:family="text"/>
    <style:style style:name="T37_96" style:family="text"/>
    <style:style style:name="T37_97" style:family="text"/>
    <style:style style:name="T37_98" style:family="text"/>
    <style:style style:name="T37_99" style:family="text"/>
    <style:style style:name="T37_100" style:family="text"/>
    <style:style style:name="T37_101" style:family="text"/>
    <style:style style:name="T37_102" style:family="text"/>
    <style:style style:name="T37_103" style:family="text"/>
    <style:style style:name="T37_104" style:family="text"/>
    <style:style style:name="T37_105" style:family="text"/>
    <style:style style:name="T37_106" style:family="text"/>
    <style:style style:name="T37_107" style:family="text"/>
    <style:style style:name="T37_108" style:family="text"/>
    <style:style style:name="T37_109" style:family="text"/>
    <style:style style:name="T37_110" style:family="text"/>
    <style:style style:name="T37_111" style:family="text"/>
    <style:style style:name="T37_112" style:family="text"/>
    <style:style style:name="T37_113" style:family="text"/>
    <style:style style:name="T37_114" style:family="text"/>
    <style:style style:name="T37_115" style:family="text"/>
    <style:style style:name="T37_116" style:family="text"/>
    <style:style style:name="T37_117" style:family="text"/>
    <style:style style:name="T37_118" style:family="text"/>
    <style:style style:name="T37_119" style:family="text"/>
    <style:style style:name="T37_120" style:family="text"/>
    <style:style style:name="T37_121" style:family="text"/>
    <style:style style:name="T37_122" style:family="text"/>
    <style:style style:name="T37_123" style:family="text"/>
    <style:style style:name="T37_124" style:family="text"/>
    <style:style style:name="T37_125" style:family="text"/>
    <style:style style:name="T37_126" style:family="text"/>
    <style:style style:name="T37_127" style:family="text"/>
    <style:style style:name="T37_128" style:family="text"/>
    <style:style style:name="T37_129" style:family="text"/>
    <style:style style:name="T37_130" style:family="text"/>
    <style:style style:name="T37_131" style:family="text"/>
    <style:style style:name="T37_132" style:family="text"/>
    <style:style style:name="T37_133" style:family="text"/>
    <style:style style:name="T37_134" style:family="text"/>
    <style:style style:name="T37_135" style:family="text"/>
    <style:style style:name="T37_136" style:family="text"/>
    <style:style style:name="T37_137" style:family="text"/>
    <style:style style:name="T37_138" style:family="text"/>
    <style:style style:name="T37_139" style:family="text"/>
    <style:style style:name="T37_140" style:family="text"/>
    <style:style style:name="T37_141" style:family="text"/>
    <style:style style:name="T37_142" style:family="text"/>
    <style:style style:name="T37_143" style:family="text"/>
    <style:style style:name="T37_144" style:family="text"/>
    <style:style style:name="T37_145" style:family="text"/>
    <style:style style:name="T37_146" style:family="text"/>
    <style:style style:name="T37_147" style:family="text"/>
    <style:style style:name="T37_148" style:family="text"/>
    <style:style style:name="T37_149" style:family="text"/>
    <style:style style:name="T37_150" style:family="text"/>
    <style:style style:name="T37_151" style:family="text"/>
    <style:style style:name="T37_152" style:family="text"/>
    <style:style style:name="T37_153" style:family="text"/>
    <style:style style:name="T37_154" style:family="text"/>
    <style:style style:name="T37_155" style:family="text"/>
    <style:style style:name="T37_156" style:family="text"/>
    <style:style style:name="T37_157" style:family="text"/>
    <style:style style:name="T37_158" style:family="text"/>
    <style:style style:name="T37_159" style:family="text"/>
    <style:style style:name="T37_160" style:family="text"/>
    <style:style style:name="T37_161" style:family="text"/>
    <style:style style:name="T37_162" style:family="text"/>
    <style:style style:name="T37_163" style:family="text"/>
    <style:style style:name="T37_164" style:family="text"/>
    <style:style style:name="T37_165" style:family="text"/>
    <style:style style:name="T37_166" style:family="text"/>
    <style:style style:name="T37_167" style:family="text"/>
    <style:style style:name="T37_168" style:family="text"/>
    <style:style style:name="T37_169" style:family="text"/>
    <style:style style:name="T37_170" style:family="text"/>
    <style:style style:name="T37_171" style:family="text"/>
    <style:style style:name="T37_172" style:family="text"/>
    <style:style style:name="T37_173" style:family="text"/>
    <style:style style:name="T37_174" style:family="text"/>
    <style:style style:name="T37_175" style:family="text"/>
    <style:style style:name="T37_176" style:family="text"/>
    <style:style style:name="T37_177" style:family="text"/>
    <style:style style:name="T37_178" style:family="text"/>
    <style:style style:name="T37_179" style:family="text"/>
    <style:style style:name="T37_180" style:family="text"/>
    <style:style style:name="T37_181" style:family="text"/>
    <style:style style:name="T37_182" style:family="text"/>
    <style:style style:name="T37_183" style:family="text"/>
    <style:style style:name="T37_184" style:family="text"/>
    <style:style style:name="T37_185" style:family="text"/>
    <style:style style:name="T37_186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style:text-underline-style="solid" style:text-underline-color="font-color"/>
    </style:style>
    <style:style style:name="T39_2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style:text-underline-style="solid" style:text-underline-color="font-color"/>
    </style:style>
    <style:style style:name="T42_2" style:family="text">
      <style:text-properties style:text-underline-style="solid" style:text-underline-color="font-color"/>
    </style:style>
    <style:style style:name="T42_3" style:family="text">
      <style:text-properties style:text-underline-style="solid" style:text-underline-color="font-color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P44" style:family="paragraph" style:parent-style-name="Heading_20_2">
      <style:paragraph-properties fo:break-before="auto" fo:line-height="115%" fo:margin-top="0.635cm" fo:margin-bottom="0.141cm" style:writing-mode="lr-tb"/>
    </style:style>
    <style:style style:name="T44_1" style:family="text">
      <style:text-properties style:font-name="Arial" fo:font-size="18pt" style:font-name-asian="Arial" style:font-size-asian="18pt" style:font-name-complex="Arial" style:font-size-complex="18pt"/>
    </style:style>
    <style:style style:name="T44_2" style:family="text">
      <style:text-properties style:font-name="Arial" fo:font-size="18pt" style:font-name-asian="Arial" style:font-size-asian="18pt" style:font-name-complex="Arial" style:font-size-complex="18pt"/>
    </style:style>
    <style:style style:name="T44_3" style:family="text">
      <style:text-properties style:font-name="Arial" fo:font-size="18pt" style:font-name-asian="Arial" style:font-size-asian="18pt" style:font-name-complex="Arial" style:font-size-complex="18pt"/>
    </style:style>
    <style:style style:name="T44_4" style:family="text">
      <style:text-properties style:font-name="Arial" fo:font-size="18pt" style:font-name-asian="Arial" style:font-size-asian="18pt" style:font-name-complex="Arial" style:font-size-complex="18pt"/>
    </style:style>
    <style:style style:name="T44_5" style:family="text">
      <style:text-properties style:font-name="Arial" fo:font-size="18pt" style:font-name-asian="Arial" style:font-size-asian="18pt" style:font-name-complex="Arial" style:font-size-complex="18pt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text-align="justify"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T47_53" style:family="text"/>
    <style:style style:name="T47_54" style:family="text"/>
    <style:style style:name="T47_55" style:family="text"/>
    <style:style style:name="T47_56" style:family="text"/>
    <style:style style:name="T47_57" style:family="text"/>
    <style:style style:name="T47_58" style:family="text"/>
    <style:style style:name="T47_59" style:family="text"/>
    <style:style style:name="T47_60" style:family="text"/>
    <style:style style:name="T47_61" style:family="text"/>
    <style:style style:name="T47_62" style:family="text"/>
    <style:style style:name="T47_63" style:family="text"/>
    <style:style style:name="T47_64" style:family="text"/>
    <style:style style:name="T47_65" style:family="text"/>
    <style:style style:name="T47_66" style:family="text"/>
    <style:style style:name="T47_67" style:family="text"/>
    <style:style style:name="T47_68" style:family="text"/>
    <style:style style:name="T47_69" style:family="text"/>
    <style:style style:name="T47_70" style:family="text"/>
    <style:style style:name="T47_71" style:family="text"/>
    <style:style style:name="T47_72" style:family="text"/>
    <style:style style:name="T47_73" style:family="text"/>
    <style:style style:name="T47_74" style:family="text"/>
    <style:style style:name="T47_75" style:family="text"/>
    <style:style style:name="T47_76" style:family="text"/>
    <style:style style:name="T47_77" style:family="text"/>
    <style:style style:name="T47_78" style:family="text"/>
    <style:style style:name="T47_79" style:family="text"/>
    <style:style style:name="T47_80" style:family="text"/>
    <style:style style:name="T47_81" style:family="text"/>
    <style:style style:name="T47_82" style:family="text"/>
    <style:style style:name="T47_83" style:family="text"/>
    <style:style style:name="T47_84" style:family="text"/>
    <style:style style:name="T47_85" style:family="text"/>
    <style:style style:name="T47_86" style:family="text"/>
    <style:style style:name="T47_87" style:family="text"/>
    <style:style style:name="T47_88" style:family="text"/>
    <style:style style:name="T47_89" style:family="text"/>
    <style:style style:name="T47_90" style:family="text"/>
    <style:style style:name="T47_91" style:family="text"/>
    <style:style style:name="T47_92" style:family="text"/>
    <style:style style:name="T47_93" style:family="text"/>
    <style:style style:name="T47_94" style:family="text"/>
    <style:style style:name="T47_95" style:family="text"/>
    <style:style style:name="T47_96" style:family="text"/>
    <style:style style:name="P48" style:family="paragraph" style:parent-style-name="Standard">
      <style:paragraph-properties fo:text-align="justify" fo:break-before="auto" fo:line-height="115%" style:writing-mode="lr-tb"/>
    </style:style>
    <style:style style:name="P49" style:family="paragraph" style:parent-style-name="Standard">
      <style:paragraph-properties fo:text-align="justify"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T49_49" style:family="text"/>
    <style:style style:name="T49_50" style:family="text"/>
    <style:style style:name="T49_51" style:family="text"/>
    <style:style style:name="T49_52" style:family="text"/>
    <style:style style:name="T49_53" style:family="text"/>
    <style:style style:name="T49_54" style:family="text"/>
    <style:style style:name="T49_55" style:family="text"/>
    <style:style style:name="T49_56" style:family="text"/>
    <style:style style:name="T49_57" style:family="text"/>
    <style:style style:name="T49_58" style:family="text"/>
    <style:style style:name="T49_59" style:family="text"/>
    <style:style style:name="T49_60" style:family="text"/>
    <style:style style:name="T49_61" style:family="text"/>
    <style:style style:name="T49_62" style:family="text"/>
    <style:style style:name="T49_63" style:family="text"/>
    <style:style style:name="T49_64" style:family="text"/>
    <style:style style:name="T49_65" style:family="text"/>
    <style:style style:name="T49_66" style:family="text"/>
    <style:style style:name="T49_67" style:family="text"/>
    <style:style style:name="T49_68" style:family="text"/>
    <style:style style:name="T49_69" style:family="text"/>
    <style:style style:name="T49_70" style:family="text"/>
    <style:style style:name="T49_71" style:family="text"/>
    <style:style style:name="T49_72" style:family="text"/>
    <style:style style:name="P50" style:family="paragraph" style:parent-style-name="Standard">
      <style:paragraph-properties fo:text-align="justify" fo:break-before="auto" fo:line-height="115%" style:writing-mode="lr-tb"/>
    </style:style>
    <style:style style:name="P51" style:family="paragraph" style:parent-style-name="Standard">
      <style:paragraph-properties fo:text-align="justify" fo:break-before="auto" fo:line-height="115%" style:writing-mode="lr-tb"/>
    </style:style>
    <style:style style:name="T51_1" style:family="text">
      <style:text-properties fo:color="#ff0000" fo:font-weight="bold" style:font-weight-asian="bold" style:font-weight-complex="bold"/>
    </style:style>
    <style:style style:name="T51_2" style:family="text">
      <style:text-properties fo:color="#ff0000" fo:font-weight="bold" style:font-weight-asian="bold" style:font-weight-complex="bold"/>
    </style:style>
    <style:style style:name="T51_3" style:family="text">
      <style:text-properties fo:color="#ff0000" fo:font-weight="bold" style:font-weight-asian="bold" style:font-weight-complex="bold"/>
    </style:style>
    <style:style style:name="T51_4" style:family="text">
      <style:text-properties fo:color="#ff0000" fo:font-weight="bold" style:font-weight-asian="bold" style:font-weight-complex="bold"/>
    </style:style>
    <style:style style:name="T51_5" style:family="text">
      <style:text-properties fo:color="#ff0000" fo:font-weight="bold" style:font-weight-asian="bold" style:font-weight-complex="bold"/>
    </style:style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>
      <style:text-properties fo:color="#ff0000" fo:font-weight="bold" style:font-weight-asian="bold" style:font-weight-complex="bold"/>
    </style:style>
    <style:style style:name="T56_6" style:family="text">
      <style:text-properties fo:color="#ff0000" fo:font-weight="bold" style:font-weight-asian="bold" style:font-weight-complex="bold"/>
    </style:style>
    <style:style style:name="T56_7" style:family="text">
      <style:text-properties fo:color="#ff0000" fo:font-weight="bold" style:font-weight-asian="bold" style:font-weight-complex="bold"/>
    </style:style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>
      <style:text-properties fo:color="#ff0000" fo:font-weight="bold" style:font-weight-asian="bold" style:font-weight-complex="bold"/>
    </style:style>
    <style:style style:name="T58_6" style:family="text">
      <style:text-properties fo:color="#ff0000" fo:font-weight="bold" style:font-weight-asian="bold" style:font-weight-complex="bold"/>
    </style:style>
    <style:style style:name="T58_7" style:family="text">
      <style:text-properties fo:color="#ff0000" fo:font-weight="bold" style:font-weight-asian="bold" style:font-weight-complex="bold"/>
    </style:style>
    <style:style style:name="T58_8" style:family="text">
      <style:text-properties fo:color="#ff0000" fo:font-weight="bold" style:font-weight-asian="bold" style:font-weight-complex="bold"/>
    </style:style>
    <style:style style:name="T58_9" style:family="text">
      <style:text-properties fo:color="#ff0000" fo:font-weight="bold" style:font-weight-asian="bold" style:font-weight-complex="bold"/>
    </style:style>
    <style:style style:name="T58_10" style:family="text">
      <style:text-properties fo:color="#ff0000" fo:font-weight="bold" style:font-weight-asian="bold" style:font-weight-complex="bold"/>
    </style:style>
    <style:style style:name="T58_11" style:family="text">
      <style:text-properties fo:color="#ff0000" fo:font-weight="bold" style:font-weight-asian="bold" style:font-weight-complex="bold"/>
    </style:style>
    <style:style style:name="T58_12" style:family="text">
      <style:text-properties fo:color="#ff0000" fo:font-weight="bold" style:font-weight-asian="bold" style:font-weight-complex="bold"/>
    </style:style>
    <style:style style:name="T58_13" style:family="text">
      <style:text-properties fo:color="#ff0000" fo:font-weight="bold" style:font-weight-asian="bold" style:font-weight-complex="bold"/>
    </style:style>
    <style:style style:name="T58_14" style:family="text">
      <style:text-properties fo:color="#ff0000" fo:font-weight="bold" style:font-weight-asian="bold" style:font-weight-complex="bold"/>
    </style:style>
    <style:style style:name="T58_15" style:family="text">
      <style:text-properties fo:color="#ff0000" fo:font-weight="bold" style:font-weight-asian="bold" style:font-weight-complex="bold"/>
    </style:style>
    <style:style style:name="T58_16" style:family="text">
      <style:text-properties fo:color="#ff0000" fo:font-weight="bold" style:font-weight-asian="bold" style:font-weight-complex="bold"/>
    </style:style>
    <style:style style:name="T58_17" style:family="text">
      <style:text-properties fo:color="#ff0000" fo:font-weight="bold" style:font-weight-asian="bold" style:font-weight-complex="bold"/>
    </style:style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>
      <style:text-properties fo:color="#ff0000" fo:font-weight="bold" style:font-weight-asian="bold" style:font-weight-complex="bold"/>
    </style:style>
    <style:style style:name="T60_6" style:family="text">
      <style:text-properties fo:color="#ff0000" fo:font-weight="bold" style:font-weight-asian="bold" style:font-weight-complex="bold"/>
    </style:style>
    <style:style style:name="T60_7" style:family="text">
      <style:text-properties fo:color="#ff0000" fo:font-weight="bold" style:font-weight-asian="bold" style:font-weight-complex="bold"/>
    </style:style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P63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style:text-underline-style="solid" style:text-underline-color="font-color"/>
    </style:style>
    <style:style style:name="T64_2" style:family="text">
      <style:text-properties style:text-underline-style="solid" style:text-underline-color="font-color"/>
    </style:style>
    <style:style style:name="T64_3" style:family="text">
      <style:text-properties style:text-underline-style="solid" style:text-underline-color="font-color"/>
    </style:style>
    <style:style style:name="T64_4" style:family="text">
      <style:text-properties style:text-underline-style="solid" style:text-underline-color="font-color"/>
    </style:style>
    <style:style style:name="T64_5" style:family="text">
      <style:text-properties style:text-underline-style="solid" style:text-underline-color="font-color"/>
    </style:style>
    <style:style style:name="T64_6" style:family="text">
      <style:text-properties style:text-underline-style="solid" style:text-underline-color="font-color"/>
    </style:style>
    <style:style style:name="T64_7" style:family="text">
      <style:text-properties style:text-underline-style="solid" style:text-underline-color="font-color"/>
    </style:style>
    <style:style style:name="T64_8" style:family="text">
      <style:text-properties style:text-underline-style="solid" style:text-underline-color="font-color"/>
    </style:style>
    <style:style style:name="T64_9" style:family="text">
      <style:text-properties style:text-underline-style="solid" style:text-underline-color="font-color"/>
    </style:style>
    <style:style style:name="T64_10" style:family="text">
      <style:text-properties style:text-underline-style="solid" style:text-underline-color="font-color"/>
    </style:style>
    <style:style style:name="T64_11" style:family="text">
      <style:text-properties style:text-underline-style="solid" style:text-underline-color="font-color"/>
    </style:style>
    <style:style style:name="T64_12" style:family="text">
      <style:text-properties style:text-underline-style="solid" style:text-underline-color="font-color"/>
    </style:style>
    <style:style style:name="T64_13" style:family="text">
      <style:text-properties style:text-underline-style="solid" style:text-underline-color="font-color"/>
    </style:style>
    <style:style style:name="T64_14" style:family="text">
      <style:text-properties style:text-underline-style="solid" style:text-underline-color="font-color"/>
    </style:style>
    <style:style style:name="T64_15" style:family="text">
      <style:text-properties style:text-underline-style="solid" style:text-underline-color="font-color"/>
    </style:style>
    <style:style style:name="T64_16" style:family="text">
      <style:text-properties style:text-underline-style="solid" style:text-underline-color="font-color"/>
    </style:style>
    <style:style style:name="T64_17" style:family="text">
      <style:text-properties style:text-underline-style="solid" style:text-underline-color="font-color"/>
    </style:style>
    <style:style style:name="T64_18" style:family="text">
      <style:text-properties style:text-underline-style="solid" style:text-underline-color="font-color"/>
    </style:style>
    <style:style style:name="T64_19" style:family="text">
      <style:text-properties style:text-underline-style="solid" style:text-underline-color="font-color"/>
    </style:style>
    <style:style style:name="P65" style:family="paragraph" style:parent-style-name="Heading_20_2">
      <style:paragraph-properties fo:break-before="auto" fo:line-height="115%" fo:margin-top="0.635cm" style:writing-mode="lr-tb"/>
    </style:style>
    <style:style style:name="T65_1" style:family="text">
      <style:text-properties style:font-name="Arial" fo:font-size="18pt" style:font-name-asian="Arial" style:font-size-asian="18pt" style:font-name-complex="Arial" style:font-size-complex="18pt"/>
    </style:style>
    <style:style style:name="T65_2" style:family="text">
      <style:text-properties style:font-name="Arial" fo:font-size="18pt" style:font-name-asian="Arial" style:font-size-asian="18pt" style:font-name-complex="Arial" style:font-size-complex="18pt"/>
    </style:style>
    <style:style style:name="T65_3" style:family="text">
      <style:text-properties style:font-name="Arial" fo:font-size="18pt" style:font-name-asian="Arial" style:font-size-asian="18pt" style:font-name-complex="Arial" style:font-size-complex="18pt"/>
    </style:style>
    <style:style style:name="T65_4" style:family="text">
      <style:text-properties style:font-name="Arial" fo:font-size="18pt" style:font-name-asian="Arial" style:font-size-asian="18pt" style:font-name-complex="Arial" style:font-size-complex="18pt"/>
    </style:style>
    <style:style style:name="T65_5" style:family="text">
      <style:text-properties style:font-name="Arial" fo:font-size="18pt" style:font-name-asian="Arial" style:font-size-asian="18pt" style:font-name-complex="Arial" style:font-size-complex="18pt"/>
    </style:style>
    <style:style style:name="T65_6" style:family="text">
      <style:text-properties style:font-name="Arial" fo:font-size="18pt" style:font-name-asian="Arial" style:font-size-asian="18pt" style:font-name-complex="Arial" style:font-size-complex="18pt"/>
    </style:style>
    <style:style style:name="T65_7" style:family="text">
      <style:text-properties style:font-name="Arial" fo:font-size="18pt" style:font-name-asian="Arial" style:font-size-asian="18pt" style:font-name-complex="Arial" style:font-size-complex="18pt"/>
    </style:style>
    <style:style style:name="P66" style:family="paragraph" style:parent-style-name="Heading_20_2">
      <style:paragraph-properties fo:break-before="auto" fo:line-height="115%" fo:margin-top="0.635cm" fo:margin-bottom="0.141cm" style:writing-mode="lr-tb"/>
    </style:style>
    <style:style style:name="T66_1" style:family="text">
      <style:text-properties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66_2" style:family="text">
      <style:text-properties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66_3" style:family="text">
      <style:text-properties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66_4" style:family="text">
      <style:text-properties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66_5" style:family="text">
      <style:text-properties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Heading_20_2">
      <style:paragraph-properties fo:break-before="auto" fo:line-height="115%" fo:margin-top="0.635cm" style:writing-mode="lr-tb"/>
    </style:style>
    <style:style style:name="T68_1" style:family="text">
      <style:text-properties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68_2" style:family="text">
      <style:text-properties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68_3" style:family="text">
      <style:text-properties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68_4" style:family="text">
      <style:text-properties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68_5" style:family="text">
      <style:text-properties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68_6" style:family="text">
      <style:text-properties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68_7" style:family="text">
      <style:text-properties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68_8" style:family="text">
      <style:text-properties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68_9" style:family="text">
      <style:text-properties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68_10" style:family="text">
      <style:text-properties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68_11" style:family="text">
      <style:text-properties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68_12" style:family="text">
      <style:text-properties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68_13" style:family="text">
      <style:text-properties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68_14" style:family="text">
      <style:text-properties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P69" style:family="paragraph" style:parent-style-name="Heading_20_2">
      <style:paragraph-properties fo:break-before="auto" fo:line-height="115%" fo:margin-top="0.635cm" fo:margin-bottom="0.141cm" style:writing-mode="lr-tb"/>
    </style:style>
    <style:style style:name="T69_1" style:family="text">
      <style:text-properties style:font-name="Arial" fo:font-size="18pt" style:font-name-asian="Arial" style:font-size-asian="18pt" style:font-name-complex="Arial" style:font-size-complex="18pt"/>
    </style:style>
    <style:style style:name="T69_2" style:family="text">
      <style:text-properties style:font-name="Arial" fo:font-size="18pt" style:font-name-asian="Arial" style:font-size-asian="18pt" style:font-name-complex="Arial" style:font-size-complex="18pt"/>
    </style:style>
    <style:style style:name="T69_3" style:family="text">
      <style:text-properties style:font-name="Arial" fo:font-size="18pt" style:font-name-asian="Arial" style:font-size-asian="18pt" style:font-name-complex="Arial" style:font-size-complex="18pt"/>
    </style:style>
    <style:style style:name="T69_4" style:family="text">
      <style:text-properties style:font-name="Arial" fo:font-size="18pt" style:font-name-asian="Arial" style:font-size-asian="18pt" style:font-name-complex="Arial" style:font-size-complex="18pt"/>
    </style:style>
    <style:style style:name="T69_5" style:family="text">
      <style:text-properties style:font-name="Arial" fo:font-size="18pt" style:font-name-asian="Arial" style:font-size-asian="18pt" style:font-name-complex="Arial" style:font-size-complex="18pt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fo:color="#ff0000" fo:font-weight="bold" style:font-weight-asian="bold" style:font-weight-complex="bold"/>
    </style:style>
    <style:style style:name="T70_2" style:family="text">
      <style:text-properties fo:color="#ff0000" fo:font-weight="bold" style:font-weight-asian="bold" style:font-weight-complex="bold"/>
    </style:style>
    <style:style style:name="T70_3" style:family="text">
      <style:text-properties fo:color="#ff0000" fo:font-weight="bold" style:font-weight-asian="bold" style:font-weight-complex="bold"/>
    </style:style>
    <style:style style:name="T70_4" style:family="text">
      <style:text-properties fo:color="#ff0000" fo:font-weight="bold" style:font-weight-asian="bold" style:font-weight-complex="bold"/>
    </style:style>
    <style:style style:name="T70_5" style:family="text">
      <style:text-properties fo:color="#ff0000" fo:font-weight="bold" style:font-weight-asian="bold" style:font-weight-complex="bold"/>
    </style:style>
    <style:style style:name="T70_6" style:family="text">
      <style:text-properties fo:color="#ff0000" fo:font-weight="bold" style:font-weight-asian="bold" style:font-weight-complex="bold"/>
    </style:style>
    <style:style style:name="T70_7" style:family="text">
      <style:text-properties fo:color="#ff0000" fo:font-weight="bold" style:font-weight-asian="bold" style:font-weight-complex="bold"/>
    </style:style>
    <style:style style:name="T70_8" style:family="text">
      <style:text-properties fo:color="#ff0000" fo:font-weight="bold" style:font-weight-asian="bold" style:font-weight-complex="bold"/>
    </style:style>
    <style:style style:name="T70_9" style:family="text">
      <style:text-properties fo:color="#ff0000" fo:font-weight="bold" style:font-weight-asian="bold" style:font-weight-complex="bold"/>
    </style:style>
    <style:style style:name="T70_10" style:family="text">
      <style:text-properties fo:color="#ff0000" fo:font-weight="bold" style:font-weight-asian="bold" style:font-weight-complex="bold"/>
    </style:style>
    <style:style style:name="T70_11" style:family="text">
      <style:text-properties fo:color="#ff0000" fo:font-weight="bold" style:font-weight-asian="bold" style:font-weight-complex="bold"/>
    </style:style>
    <style:style style:name="T70_12" style:family="text">
      <style:text-properties fo:color="#ff0000" fo:font-weight="bold" style:font-weight-asian="bold" style:font-weight-complex="bold"/>
    </style:style>
    <style:style style:name="T70_13" style:family="text">
      <style:text-properties fo:color="#ff0000" fo:font-weight="bold" style:font-weight-asian="bold" style:font-weight-complex="bold"/>
    </style:style>
    <style:style style:name="T70_14" style:family="text">
      <style:text-properties fo:color="#ff0000" fo:font-weight="bold" style:font-weight-asian="bold" style:font-weight-complex="bold"/>
    </style:style>
    <style:style style:name="T70_15" style:family="text">
      <style:text-properties fo:color="#ff0000" fo:font-weight="bold" style:font-weight-asian="bold" style:font-weight-complex="bold"/>
    </style:style>
    <style:style style:name="T70_16" style:family="text">
      <style:text-properties fo:color="#ff0000" fo:font-weight="bold" style:font-weight-asian="bold" style:font-weight-complex="bold"/>
    </style:style>
    <style:style style:name="P71" style:family="paragraph" style:parent-style-name="Heading_20_2">
      <style:paragraph-properties fo:break-before="auto" fo:line-height="115%" fo:margin-top="0.635cm" fo:margin-bottom="0.141cm" style:writing-mode="lr-tb"/>
    </style:style>
    <style:style style:name="T71_1" style:family="text">
      <style:text-properties style:font-name="Arial" fo:font-size="18pt" style:font-name-asian="Arial" style:font-size-asian="18pt" style:font-name-complex="Arial" style:font-size-complex="18pt"/>
    </style:style>
    <style:style style:name="T71_2" style:family="text">
      <style:text-properties style:font-name="Arial" fo:font-size="18pt" style:font-name-asian="Arial" style:font-size-asian="18pt" style:font-name-complex="Arial" style:font-size-complex="18pt"/>
    </style:style>
    <style:style style:name="T71_3" style:family="text">
      <style:text-properties style:font-name="Arial" fo:font-size="18pt" style:font-name-asian="Arial" style:font-size-asian="18pt" style:font-name-complex="Arial" style:font-size-complex="18pt"/>
    </style:style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>
      <style:text-properties fo:color="#ff0000" fo:font-weight="bold" style:font-weight-asian="bold" style:font-weight-complex="bold"/>
    </style:style>
    <style:style style:name="T73_16" style:family="text">
      <style:text-properties fo:color="#ff0000" fo:font-weight="bold" style:font-weight-asian="bold" style:font-weight-complex="bold"/>
    </style:style>
    <style:style style:name="T73_17" style:family="text">
      <style:text-properties fo:color="#ff0000" fo:font-weight="bold" style:font-weight-asian="bold" style:font-weight-complex="bold"/>
    </style:style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Heading_20_2">
      <style:paragraph-properties fo:break-before="auto" fo:line-height="115%" fo:margin-top="0.635cm" fo:margin-bottom="0.141cm" style:writing-mode="lr-tb"/>
    </style:style>
    <style:style style:name="T75_1" style:family="text">
      <style:text-properties style:font-name="Arial" fo:font-size="18pt" style:font-name-asian="Arial" style:font-size-asian="18pt" style:font-name-complex="Arial" style:font-size-complex="18pt"/>
    </style:style>
    <style:style style:name="T75_2" style:family="text">
      <style:text-properties style:font-name="Arial" fo:font-size="18pt" style:font-name-asian="Arial" style:font-size-asian="18pt" style:font-name-complex="Arial" style:font-size-complex="18pt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T76_40" style:family="text"/>
    <style:style style:name="T76_41" style:family="text">
      <style:text-properties fo:color="#ff0000" fo:font-weight="bold" style:font-weight-asian="bold" style:font-weight-complex="bold"/>
    </style:style>
    <style:style style:name="T76_42" style:family="text">
      <style:text-properties fo:color="#ff0000" fo:font-weight="bold" style:font-weight-asian="bold" style:font-weight-complex="bold"/>
    </style:style>
    <style:style style:name="T76_43" style:family="text">
      <style:text-properties fo:color="#ff0000" fo:font-weight="bold" style:font-weight-asian="bold" style:font-weight-complex="bold"/>
    </style:style>
    <style:style style:name="P77" style:family="paragraph" style:parent-style-name="Heading_20_2">
      <style:paragraph-properties fo:break-before="auto" fo:line-height="115%" fo:margin-top="0.635cm" fo:margin-bottom="0.141cm" style:writing-mode="lr-tb"/>
    </style:style>
    <style:style style:name="T77_1" style:family="text">
      <style:text-properties style:font-name="Arial" fo:font-size="18pt" style:font-name-asian="Arial" style:font-size-asian="18pt" style:font-name-complex="Arial" style:font-size-complex="18pt"/>
    </style:style>
    <style:style style:name="T77_2" style:family="text">
      <style:text-properties style:font-name="Arial" fo:font-size="18pt" style:font-name-asian="Arial" style:font-size-asian="18pt" style:font-name-complex="Arial" style:font-size-complex="18pt"/>
    </style:style>
    <style:style style:name="T77_3" style:family="text">
      <style:text-properties style:font-name="Arial" fo:font-size="18pt" style:font-name-asian="Arial" style:font-size-asian="18pt" style:font-name-complex="Arial" style:font-size-complex="18pt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>
      <style:text-properties fo:color="#ff0000" fo:font-weight="bold" style:font-weight-asian="bold" style:font-weight-complex="bold"/>
    </style:style>
    <style:style style:name="T78_6" style:family="text">
      <style:text-properties fo:color="#ff0000" fo:font-weight="bold" style:font-weight-asian="bold" style:font-weight-complex="bold"/>
    </style:style>
    <style:style style:name="T78_7" style:family="text">
      <style:text-properties fo:color="#ff0000" fo:font-weight="bold" style:font-weight-asian="bold" style:font-weight-complex="bold"/>
    </style:style>
    <style:style style:name="P79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80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<text:tab/></text:span></text:p>
      <text:h text:style-name="P2" text:outline-level="10"><text:span text:style-name="T2_1">ECE</text:span><text:span text:style-name="T2_2">452<text:s/></text:span><text:span text:style-name="T2_3">Project</text:span><text:span text:style-name="T2_4"><text:s/>–<text:s/></text:span><text:span text:style-name="T2_5">Healthy</text:span><text:span text:style-name="T2_6"><text:s/></text:span><text:span text:style-name="T2_7">Eating</text:span><text:span text:style-name="T2_8"><text:s/></text:span><text:span text:style-name="T2_9">App</text:span></text:h>
      <text:p text:style-name="P3"><text:span text:style-name="T3_1">Atulan</text:span><text:span text:style-name="T3_2"><text:s/></text:span><text:span text:style-name="T3_3">Zaman</text:span><text:span text:style-name="T3_4"><text:s/>{</text:span><text:span text:style-name="T3_5">a</text:span><text:span text:style-name="T3_6">3</text:span><text:span text:style-name="T3_7">zaman</text:span><text:span text:style-name="T3_8">@</text:span><text:span text:style-name="T3_9">uwaterloo</text:span><text:span text:style-name="T3_10">.</text:span><text:span text:style-name="T3_11">ca</text:span><text:span text:style-name="T3_12">}</text:span></text:p>
      <text:p text:style-name="P4"><text:span text:style-name="T4_1">Rashna</text:span><text:span text:style-name="T4_2"><text:s/></text:span><text:span text:style-name="T4_3">Razdan</text:span><text:span text:style-name="T4_4"><text:s/>{</text:span><text:span text:style-name="T4_5">rrazdan</text:span><text:span text:style-name="T4_6">@</text:span><text:span text:style-name="T4_7">uwaterloo</text:span><text:span text:style-name="T4_8">.</text:span><text:span text:style-name="T4_9">ca</text:span><text:span text:style-name="T4_10">}</text:span></text:p>
      <text:p text:style-name="P5"><text:span text:style-name="T5_1">Jun</text:span><text:span text:style-name="T5_2"><text:s/></text:span><text:span text:style-name="T5_3">Ho</text:span><text:span text:style-name="T5_4"><text:s/></text:span><text:span text:style-name="T5_5">Lee</text:span><text:span text:style-name="T5_6"><text:s/>{</text:span><text:span text:style-name="T5_7">jh</text:span><text:span text:style-name="T5_8">33</text:span><text:span text:style-name="T5_9">lee</text:span><text:span text:style-name="T5_10">@</text:span><text:span text:style-name="T5_11">uwaterloo</text:span><text:span text:style-name="T5_12">.</text:span><text:span text:style-name="T5_13">ca</text:span><text:span text:style-name="T5_14">}</text:span></text:p>
      <text:p text:style-name="P6"><text:span text:style-name="T6_1">Nadeem</text:span><text:span text:style-name="T6_2"><text:s/></text:span><text:span text:style-name="T6_3">Ahmad</text:span><text:span text:style-name="T6_4"><text:s/>{}</text:span></text:p>
      <text:p text:style-name="P7"><text:span text:style-name="T7_1"><text:tab/></text:span></text:p>
      <text:p text:style-name="P8"><text:span text:style-name="T8_1"><text:tab/><text:tab/></text:span></text:p>
      <text:p text:style-name="P9"><text:span text:style-name="T9_1">Table</text:span><text:span text:style-name="T9_2"><text:s/></text:span><text:span text:style-name="T9_3">of</text:span><text:span text:style-name="T9_4"><text:s/></text:span><text:span text:style-name="T9_5">Contents</text:span></text:p>
      <text:p text:style-name="P10"><text:span text:style-name="T10_1"><text:tab/></text:span></text:p>
      <text:p text:style-name="P11"><text:span text:style-name="T11_1"><text:tab/></text:span></text:p>
      <text:p text:style-name="P12"><text:span text:style-name="T12_1">ECE</text:span><text:span text:style-name="T12_2">452<text:s/></text:span><text:span text:style-name="T12_3">Project</text:span><text:span text:style-name="T12_4"><text:s/>–<text:s/></text:span><text:span text:style-name="T12_5">Healthy</text:span><text:span text:style-name="T12_6"><text:s/></text:span><text:span text:style-name="T12_7">Eating</text:span><text:span text:style-name="T12_8"><text:s/><text:tab/></text:span><text:span text:style-name="T12_9">App</text:span><text:span text:style-name="T12_10"><text:tab/>1</text:span></text:p>
      <text:p text:style-name="P13"><text:span text:style-name="T13_1"><text:tab/></text:span></text:p>
      <text:p text:style-name="P14"><text:span text:style-name="T14_1">Abstract</text:span><text:span text:style-name="T14_2"><text:tab/>1</text:span></text:p>
      <text:p text:style-name="P15"><text:span text:style-name="T15_1"><text:tab/></text:span></text:p>
      <text:p text:style-name="P16"><text:span text:style-name="T16_1">Introduction</text:span><text:span text:style-name="T16_2"><text:tab/>1</text:span></text:p>
      <text:p text:style-name="P17"><text:span text:style-name="T17_1"><text:tab/></text:span></text:p>
      <text:p text:style-name="P18"><text:span text:style-name="T18_1">Software</text:span><text:span text:style-name="T18_2"><text:s/><text:tab/></text:span><text:span text:style-name="T18_3">Architecture</text:span><text:span text:style-name="T18_4"><text:s/></text:span><text:span text:style-name="T18_5">Overview</text:span><text:span text:style-name="T18_6"><text:tab/>1</text:span></text:p>
      <text:p text:style-name="P19"><text:span text:style-name="T19_1"><text:tab/></text:span></text:p>
      <text:p text:style-name="P20"><text:span text:style-name="T20_1">Architectural</text:span><text:span text:style-name="T20_2"><text:s/></text:span><text:span text:style-name="T20_3">Goal</text:span><text:span text:style-name="T20_4"><text:s/><text:tab/></text:span><text:span text:style-name="T20_5">and</text:span><text:span text:style-name="T20_6"><text:s/></text:span><text:span text:style-name="T20_7">Constraints</text:span><text:span text:style-name="T20_8"><text:tab/>1</text:span></text:p>
      <text:p text:style-name="P21"><text:span text:style-name="T21_1"><text:tab/></text:span></text:p>
      <text:p text:style-name="P22"><text:span text:style-name="T22_1">Use</text:span><text:span text:style-name="T22_2"><text:s/></text:span><text:span text:style-name="T22_3">Case</text:span><text:span text:style-name="T22_4"><text:s/></text:span><text:span text:style-name="T22_5">View</text:span><text:span text:style-name="T22_6"><text:tab/>1</text:span></text:p>
      <text:p text:style-name="P23"><text:span text:style-name="T23_1"><text:tab/></text:span></text:p>
      <text:p text:style-name="P24"><text:span text:style-name="T24_1">Behavioral</text:span><text:span text:style-name="T24_2"><text:s/></text:span><text:span text:style-name="T24_3">View</text:span><text:span text:style-name="T24_4"><text:tab/>1</text:span></text:p>
      <text:p text:style-name="P25"><text:span text:style-name="T25_1"><text:tab/></text:span></text:p>
      <text:p text:style-name="P26"><text:span text:style-name="T26_1">Viewpoint</text:span><text:span text:style-name="T26_2"><text:s/>#3<text:tab/>1</text:span></text:p>
      <text:p text:style-name="P27"><text:span text:style-name="T27_1"><text:tab/></text:span></text:p>
      <text:p text:style-name="P28"><text:span text:style-name="T28_1">Deployment</text:span><text:span text:style-name="T28_2"><text:s/></text:span><text:span text:style-name="T28_3">View</text:span><text:span text:style-name="T28_4"><text:tab/>1</text:span></text:p>
      <text:p text:style-name="P29"/>
      <text:p text:style-name="P30"/>
      <text:h text:style-name="P31" text:outline-level="10"><text:span text:style-name="T31_1">Abstract</text:span></text:h>
      <text:p text:style-name="P32"><text:span text:style-name="T32_1"><text:tab/><text:s/><text:tab/><text:s/><text:tab/></text:span></text:p>
      <text:p text:style-name="P33"><text:span text:style-name="T33_1">This</text:span><text:span text:style-name="T33_2"><text:s/></text:span><text:span text:style-name="T33_3">web</text:span><text:span text:style-name="T33_4"><text:s/></text:span><text:span text:style-name="T33_5">application</text:span><text:span text:style-name="T33_6"><text:s/></text:span><text:span text:style-name="T33_7">helps</text:span><text:span text:style-name="T33_8"><text:s/></text:span><text:span text:style-name="T33_9">users</text:span><text:span text:style-name="T33_10"><text:s/></text:span><text:span text:style-name="T33_11">keep</text:span><text:span text:style-name="T33_12"><text:s/></text:span><text:span text:style-name="T33_13">track</text:span><text:span text:style-name="T33_14"><text:s/></text:span><text:span text:style-name="T33_15">of</text:span><text:span text:style-name="T33_16"><text:s/></text:span><text:span text:style-name="T33_17">the</text:span><text:span text:style-name="T33_18"><text:s/></text:span><text:span text:style-name="T33_19">calories</text:span><text:span text:style-name="T33_20"><text:s/></text:span><text:span text:style-name="T33_21">they</text:span><text:span text:style-name="T33_22"><text:s/></text:span><text:span text:style-name="T33_23">are</text:span><text:span text:style-name="T33_24"><text:s/></text:span><text:span text:style-name="T33_25">consuming</text:span><text:span text:style-name="T33_26"><text:s/></text:span><text:span text:style-name="T33_27">everyday</text:span><text:span text:style-name="T33_28"><text:s/></text:span><text:span text:style-name="T33_29">and</text:span><text:span text:style-name="T33_30"><text:s/></text:span><text:span text:style-name="T33_31">also</text:span><text:span text:style-name="T33_32"><text:s/></text:span><text:span text:style-name="T33_33">share</text:span><text:span text:style-name="T33_34"><text:s/></text:span><text:span text:style-name="T33_35">this</text:span><text:span text:style-name="T33_36"><text:s/></text:span><text:span text:style-name="T33_37">information</text:span><text:span text:style-name="T33_38"><text:s/></text:span><text:span text:style-name="T33_39">with</text:span><text:span text:style-name="T33_40"><text:s/></text:span><text:span text:style-name="T33_41">their</text:span><text:span text:style-name="T33_42"><text:s/></text:span><text:span text:style-name="T33_43">friends</text:span><text:span text:style-name="T33_44">.<text:s/></text:span><text:span text:style-name="T33_45">The</text:span><text:span text:style-name="T33_46"><text:s/></text:span><text:span text:style-name="T33_47">social</text:span><text:span text:style-name="T33_48"><text:s/></text:span><text:span text:style-name="T33_49">network</text:span><text:span text:style-name="T33_50"><text:s/></text:span><text:span text:style-name="T33_51">of</text:span><text:span text:style-name="T33_52"><text:s/></text:span><text:span text:style-name="T33_53">the</text:span><text:span text:style-name="T33_54"><text:s/></text:span><text:span text:style-name="T33_55">app</text:span><text:span text:style-name="T33_56"><text:s/></text:span><text:span text:style-name="T33_57">is</text:span><text:span text:style-name="T33_58"><text:s/></text:span><text:span text:style-name="T33_59">centered</text:span><text:span text:style-name="T33_60"><text:s/></text:span><text:span text:style-name="T33_61">around</text:span><text:span text:style-name="T33_62"><text:s/></text:span><text:span text:style-name="T33_63">the</text:span><text:span text:style-name="T33_64"><text:s/></text:span><text:span text:style-name="T33_65">user</text:span><text:span text:style-name="T33_66">’</text:span><text:span text:style-name="T33_67">s</text:span><text:span text:style-name="T33_68"><text:s/></text:span><text:span text:style-name="T33_69">facebook</text:span><text:span text:style-name="T33_70"><text:s/></text:span><text:span text:style-name="T33_71">network</text:span><text:span text:style-name="T33_72"><text:s/></text:span><text:span text:style-name="T33_73">where</text:span><text:span text:style-name="T33_74"><text:s/></text:span><text:span text:style-name="T33_75">the</text:span><text:span text:style-name="T33_76"><text:s/></text:span><text:span text:style-name="T33_77">user</text:span><text:span text:style-name="T33_78"><text:s/></text:span><text:span text:style-name="T33_79">can</text:span><text:span text:style-name="T33_80"><text:s/></text:span><text:span text:style-name="T33_81">share</text:span><text:span text:style-name="T33_82"><text:s/></text:span><text:span text:style-name="T33_83">and</text:span><text:span text:style-name="T33_84"><text:s/></text:span><text:span text:style-name="T33_85">blog</text:span><text:span text:style-name="T33_86"><text:s/></text:span><text:span text:style-name="T33_87">about</text:span><text:span text:style-name="T33_88"><text:s/></text:span><text:span text:style-name="T33_89">his</text:span><text:span text:style-name="T33_90"><text:s/></text:span><text:span text:style-name="T33_91">or</text:span><text:span text:style-name="T33_92"><text:s/></text:span><text:span text:style-name="T33_93">her</text:span><text:span text:style-name="T33_94"><text:s/></text:span><text:span text:style-name="T33_95">activities</text:span><text:span text:style-name="T33_96"><text:s/></text:span><text:span text:style-name="T33_97">with</text:span><text:span text:style-name="T33_98"><text:s/></text:span><text:span text:style-name="T33_99">friends</text:span><text:span text:style-name="T33_100"><text:s/></text:span><text:span text:style-name="T33_101">who</text:span><text:span text:style-name="T33_102"><text:s/></text:span><text:span text:style-name="T33_103">also</text:span><text:span text:style-name="T33_104"><text:s/></text:span><text:span text:style-name="T33_105">use</text:span><text:span text:style-name="T33_106"><text:s/></text:span><text:span text:style-name="T33_107">this</text:span><text:span text:style-name="T33_108"><text:s/></text:span><text:span text:style-name="T33_109">service</text:span><text:span text:style-name="T33_110">.<text:s/></text:span><text:span text:style-name="T33_111">This</text:span><text:span text:style-name="T33_112"><text:s/></text:span><text:span text:style-name="T33_113">also</text:span><text:span text:style-name="T33_114"><text:s/></text:span><text:span text:style-name="T33_115">resembles</text:span><text:span text:style-name="T33_116"><text:s/></text:span><text:span text:style-name="T33_117">a</text:span><text:span text:style-name="T33_118"><text:s/></text:span><text:span text:style-name="T33_119">ranking</text:span><text:span text:style-name="T33_120"><text:s/></text:span><text:span text:style-name="T33_121">system</text:span><text:span text:style-name="T33_122"><text:s/></text:span><text:span text:style-name="T33_123">between</text:span><text:span text:style-name="T33_124"><text:s/></text:span><text:span text:style-name="T33_125">the</text:span><text:span text:style-name="T33_126"><text:s/></text:span><text:span text:style-name="T33_127">users</text:span><text:span text:style-name="T33_128"><text:s/></text:span><text:span text:style-name="T33_129">just</text:span><text:span text:style-name="T33_130"><text:s/></text:span><text:span text:style-name="T33_131">to</text:span><text:span text:style-name="T33_132"><text:s/></text:span><text:span text:style-name="T33_133">introduce</text:span><text:span text:style-name="T33_134"><text:s/></text:span><text:span text:style-name="T33_135">a</text:span><text:span text:style-name="T33_136"><text:s/></text:span><text:span text:style-name="T33_137">sense</text:span><text:span text:style-name="T33_138"><text:s/></text:span><text:span text:style-name="T33_139">of</text:span><text:span text:style-name="T33_140"><text:s/></text:span><text:span text:style-name="T33_141">competition</text:span><text:span text:style-name="T33_142"><text:s/></text:span><text:span text:style-name="T33_143">to</text:span><text:span text:style-name="T33_144"><text:s/></text:span><text:span text:style-name="T33_145">make</text:span><text:span text:style-name="T33_146"><text:s/></text:span><text:span text:style-name="T33_147">it</text:span><text:span text:style-name="T33_148"><text:s/></text:span><text:span text:style-name="T33_149">more</text:span><text:span text:style-name="T33_150"><text:s/></text:span><text:span text:style-name="T33_151">enjoyable</text:span><text:span text:style-name="T33_152"><text:s/></text:span><text:span text:style-name="T33_153">for</text:span><text:span text:style-name="T33_154"><text:s/></text:span><text:span text:style-name="T33_155">the</text:span><text:span text:style-name="T33_156"><text:s/></text:span><text:span text:style-name="T33_157">users</text:span><text:span text:style-name="T33_158">.<text:s/></text:span><text:span text:style-name="T33_159">This</text:span><text:span text:style-name="T33_160"><text:s/></text:span><text:span text:style-name="T33_161">uses</text:span><text:span text:style-name="T33_162"><text:s/></text:span><text:span text:style-name="T33_163">a</text:span><text:span text:style-name="T33_164"><text:s/></text:span><text:span text:style-name="T33_165">dynamic</text:span><text:span text:style-name="T33_166"><text:s/></text:span><text:span text:style-name="T33_167">MySQL</text:span><text:span text:style-name="T33_168"><text:s/></text:span><text:span text:style-name="T33_169">database</text:span><text:span text:style-name="T33_170"><text:s/></text:span><text:span text:style-name="T33_171">for</text:span><text:span text:style-name="T33_172"><text:s/></text:span><text:span text:style-name="T33_173">information</text:span><text:span text:style-name="T33_174"><text:s/></text:span><text:span text:style-name="T33_175">related</text:span><text:span text:style-name="T33_176"><text:s/></text:span><text:span text:style-name="T33_177">to</text:span><text:span text:style-name="T33_178"><text:s/></text:span><text:span text:style-name="T33_179">user</text:span><text:span text:style-name="T33_180"><text:s/></text:span><text:span text:style-name="T33_181">and</text:span><text:span text:style-name="T33_182"><text:s/></text:span><text:span text:style-name="T33_183">food</text:span><text:span text:style-name="T33_184"><text:s/></text:span><text:span text:style-name="T33_185">items</text:span><text:span text:style-name="T33_186">.<text:s/></text:span><text:span text:style-name="T33_187">The</text:span><text:span text:style-name="T33_188"><text:s/></text:span><text:span text:style-name="T33_189">client</text:span><text:span text:style-name="T33_190"><text:s/></text:span><text:span text:style-name="T33_191">will</text:span><text:span text:style-name="T33_192"><text:s/></text:span><text:span text:style-name="T33_193">be</text:span><text:span text:style-name="T33_194"><text:s/></text:span><text:span text:style-name="T33_195">made</text:span><text:span text:style-name="T33_196"><text:s/></text:span><text:span text:style-name="T33_197">using</text:span><text:span text:style-name="T33_198"><text:s/></text:span><text:span text:style-name="T33_199">JSP</text:span><text:span text:style-name="T33_200"><text:s/></text:span><text:span text:style-name="T33_201">web</text:span><text:span text:style-name="T33_202"><text:s/></text:span><text:span text:style-name="T33_203">scripts</text:span><text:span text:style-name="T33_204"><text:s/></text:span><text:span text:style-name="T33_205">for</text:span><text:span text:style-name="T33_206"><text:s/></text:span><text:span text:style-name="T33_207">front</text:span><text:span text:style-name="T33_208"><text:s/></text:span><text:span text:style-name="T33_209">end</text:span><text:span text:style-name="T33_210"><text:s/></text:span><text:span text:style-name="T33_211">and</text:span><text:span text:style-name="T33_212"><text:s/></text:span><text:span text:style-name="T33_213">Java</text:span><text:span text:style-name="T33_214"><text:s/></text:span><text:span text:style-name="T33_215">Servlets</text:span><text:span text:style-name="T33_216"><text:s/></text:span><text:span text:style-name="T33_217">for</text:span><text:span text:style-name="T33_218"><text:s/></text:span><text:span text:style-name="T33_219">the</text:span><text:span text:style-name="T33_220"><text:s/></text:span><text:span text:style-name="T33_221">backend</text:span><text:span text:style-name="T33_222"><text:s/></text:span><text:span text:style-name="T33_223">data</text:span><text:span text:style-name="T33_224"><text:s/></text:span><text:span text:style-name="T33_225">processing</text:span><text:span text:style-name="T33_226">.</text:span></text:p>
      <text:p text:style-name="P34"/>
      <text:h text:style-name="P35" text:outline-level="10"><text:span text:style-name="T35_1">Introduction</text:span></text:h>
      <text:h text:style-name="P36" text:outline-level="10"><text:span text:style-name="T36_1">Scope</text:span></text:h>
      <text:p text:style-name="P37"><text:span text:style-name="T37_1">The</text:span><text:span text:style-name="T37_2"><text:s/></text:span><text:span text:style-name="T37_3">scope</text:span><text:span text:style-name="T37_4"><text:s/></text:span><text:span text:style-name="T37_5">of</text:span><text:span text:style-name="T37_6"><text:s/></text:span><text:span text:style-name="T37_7">this</text:span><text:span text:style-name="T37_8"><text:s/></text:span><text:span text:style-name="T37_9">application</text:span><text:span text:style-name="T37_10"><text:s/></text:span><text:span text:style-name="T37_11">is</text:span><text:span text:style-name="T37_12"><text:s/></text:span><text:span text:style-name="T37_13">limited</text:span><text:span text:style-name="T37_14"><text:s/></text:span><text:span text:style-name="T37_15">to</text:span><text:span text:style-name="T37_16"><text:s/></text:span><text:span text:style-name="T37_17">the</text:span><text:span text:style-name="T37_18"><text:s/></text:span><text:span text:style-name="T37_19">Facebook</text:span><text:span text:style-name="T37_20"><text:s/></text:span><text:span text:style-name="T37_21">social</text:span><text:span text:style-name="T37_22"><text:s/></text:span><text:span text:style-name="T37_23">media</text:span><text:span text:style-name="T37_24"><text:s/></text:span><text:span text:style-name="T37_25">platform</text:span><text:span text:style-name="T37_26">.<text:s/></text:span><text:span text:style-name="T37_27">Furthermore</text:span><text:span text:style-name="T37_28">,<text:s/></text:span><text:span text:style-name="T37_29">the</text:span><text:span text:style-name="T37_30"><text:s/></text:span><text:span text:style-name="T37_31">application</text:span><text:span text:style-name="T37_32"><text:s/></text:span><text:span text:style-name="T37_33">will</text:span><text:span text:style-name="T37_34"><text:s/></text:span><text:span text:style-name="T37_35">be</text:span><text:span text:style-name="T37_36"><text:s/></text:span><text:span text:style-name="T37_37">limited</text:span><text:span text:style-name="T37_38"><text:s/></text:span><text:span text:style-name="T37_39">to</text:span><text:span text:style-name="T37_40"><text:s/></text:span><text:span text:style-name="T37_41">the</text:span><text:span text:style-name="T37_42"><text:s/></text:span><text:span text:style-name="T37_43">major</text:span><text:span text:style-name="T37_44"><text:s/></text:span><text:span text:style-name="T37_45">browsers</text:span><text:span text:style-name="T37_46"><text:s/></text:span><text:span text:style-name="T37_47">and</text:span><text:span text:style-name="T37_48"><text:s/></text:span><text:span text:style-name="T37_49">it</text:span><text:span text:style-name="T37_50"><text:s/></text:span><text:span text:style-name="T37_51">is</text:span><text:span text:style-name="T37_52"><text:s/></text:span><text:span text:style-name="T37_53">dynamic</text:span><text:span text:style-name="T37_54"><text:s/></text:span><text:span text:style-name="T37_55">in</text:span><text:span text:style-name="T37_56"><text:s/></text:span><text:span text:style-name="T37_57">nature</text:span><text:span text:style-name="T37_58"><text:s/></text:span><text:span text:style-name="T37_59">so</text:span><text:span text:style-name="T37_60"><text:s/></text:span><text:span text:style-name="T37_61">that</text:span><text:span text:style-name="T37_62"><text:s/></text:span><text:span text:style-name="T37_63">it</text:span><text:span text:style-name="T37_64"><text:s/></text:span><text:span text:style-name="T37_65">can</text:span><text:span text:style-name="T37_66"><text:s/></text:span><text:span text:style-name="T37_67">be</text:span><text:span text:style-name="T37_68"><text:s/></text:span><text:span text:style-name="T37_69">used</text:span><text:span text:style-name="T37_70"><text:s/></text:span><text:span text:style-name="T37_71">on</text:span><text:span text:style-name="T37_72"><text:s/></text:span><text:span text:style-name="T37_73">platforms</text:span><text:span text:style-name="T37_74"><text:s/></text:span><text:span text:style-name="T37_75">such</text:span><text:span text:style-name="T37_76"><text:s/></text:span><text:span text:style-name="T37_77">as</text:span><text:span text:style-name="T37_78"><text:s/></text:span><text:span text:style-name="T37_79">mobile</text:span><text:span text:style-name="T37_80"><text:s/></text:span><text:span text:style-name="T37_81">and</text:span><text:span text:style-name="T37_82"><text:s/></text:span><text:span text:style-name="T37_83">tablets</text:span><text:span text:style-name="T37_84">.<text:s/></text:span><text:span text:style-name="T37_85">It</text:span><text:span text:style-name="T37_86"><text:s/></text:span><text:span text:style-name="T37_87">is</text:span><text:span text:style-name="T37_88"><text:s/></text:span><text:span text:style-name="T37_89">only</text:span><text:span text:style-name="T37_90"><text:s/></text:span><text:span text:style-name="T37_91">accessible</text:span><text:span text:style-name="T37_92"><text:s/></text:span><text:span text:style-name="T37_93">through</text:span><text:span text:style-name="T37_94"><text:s/></text:span><text:span text:style-name="T37_95">browsers</text:span><text:span text:style-name="T37_96"><text:s/></text:span><text:span text:style-name="T37_97">and</text:span><text:span text:style-name="T37_98"><text:s/></text:span><text:span text:style-name="T37_99">there</text:span><text:span text:style-name="T37_100"><text:s/></text:span><text:span text:style-name="T37_101">will</text:span><text:span text:style-name="T37_102"><text:s/></text:span><text:span text:style-name="T37_103">be</text:span><text:span text:style-name="T37_104"><text:s/></text:span><text:span text:style-name="T37_105">no</text:span><text:span text:style-name="T37_106"><text:s/></text:span><text:span text:style-name="T37_107">supported</text:span><text:span text:style-name="T37_108"><text:s/></text:span><text:span text:style-name="T37_109">application</text:span><text:span text:style-name="T37_110"><text:s/></text:span><text:span text:style-name="T37_111">or</text:span><text:span text:style-name="T37_112"><text:s/></text:span><text:span text:style-name="T37_113">apps</text:span><text:span text:style-name="T37_114"><text:s/></text:span><text:span text:style-name="T37_115">for</text:span><text:span text:style-name="T37_116"><text:s/></text:span><text:span text:style-name="T37_117">different</text:span><text:span text:style-name="T37_118"><text:s/></text:span><text:span text:style-name="T37_119">OS</text:span><text:span text:style-name="T37_120"><text:s/></text:span><text:span text:style-name="T37_121">platforms</text:span><text:span text:style-name="T37_122">.</text:span><text:span text:style-name="T37_123">In</text:span><text:span text:style-name="T37_124"><text:s/></text:span><text:span text:style-name="T37_125">addition</text:span><text:span text:style-name="T37_126">,<text:s/></text:span><text:span text:style-name="T37_127">the</text:span><text:span text:style-name="T37_128"><text:s/></text:span><text:span text:style-name="T37_129">scope</text:span><text:span text:style-name="T37_130"><text:s/></text:span><text:span text:style-name="T37_131">of</text:span><text:span text:style-name="T37_132"><text:s/></text:span><text:span text:style-name="T37_133">the</text:span><text:span text:style-name="T37_134"><text:s/></text:span><text:span text:style-name="T37_135">database</text:span><text:span text:style-name="T37_136"><text:s/></text:span><text:span text:style-name="T37_137">is</text:span><text:span text:style-name="T37_138"><text:s/></text:span><text:span text:style-name="T37_139">limited</text:span><text:span text:style-name="T37_140"><text:s/></text:span><text:span text:style-name="T37_141">to</text:span><text:span text:style-name="T37_142"><text:s/></text:span><text:span text:style-name="T37_143">initial</text:span><text:span text:style-name="T37_144"><text:s/></text:span><text:span text:style-name="T37_145">data</text:span><text:span text:style-name="T37_146"><text:s/></text:span><text:span text:style-name="T37_147">entries</text:span><text:span text:style-name="T37_148"><text:s/></text:span><text:span text:style-name="T37_149">made</text:span><text:span text:style-name="T37_150"><text:s/></text:span><text:span text:style-name="T37_151">by</text:span><text:span text:style-name="T37_152"><text:s/></text:span><text:span text:style-name="T37_153">the</text:span><text:span text:style-name="T37_154"><text:s/></text:span><text:span text:style-name="T37_155">user</text:span><text:span text:style-name="T37_156">.<text:s/></text:span><text:span text:style-name="T37_157">The</text:span><text:span text:style-name="T37_158"><text:s/></text:span><text:span text:style-name="T37_159">application</text:span><text:span text:style-name="T37_160"><text:s/></text:span><text:span text:style-name="T37_161">relies</text:span><text:span text:style-name="T37_162"><text:s/></text:span><text:span text:style-name="T37_163">on</text:span><text:span text:style-name="T37_164"><text:s/></text:span><text:span text:style-name="T37_165">user</text:span><text:span text:style-name="T37_166"><text:s/></text:span><text:span text:style-name="T37_167">feedback</text:span><text:span text:style-name="T37_168"><text:s/></text:span><text:span text:style-name="T37_169">and</text:span><text:span text:style-name="T37_170"><text:s/></text:span><text:span text:style-name="T37_171">suggestion</text:span><text:span text:style-name="T37_172"><text:s/></text:span><text:span text:style-name="T37_173">in</text:span><text:span text:style-name="T37_174"><text:s/></text:span><text:span text:style-name="T37_175">order</text:span><text:span text:style-name="T37_176"><text:s/></text:span><text:span text:style-name="T37_177">to</text:span><text:span text:style-name="T37_178"><text:s/></text:span><text:span text:style-name="T37_179">increase</text:span><text:span text:style-name="T37_180"><text:s/></text:span><text:span text:style-name="T37_181">the</text:span><text:span text:style-name="T37_182"><text:s/></text:span><text:span text:style-name="T37_183">database</text:span><text:span text:style-name="T37_184"><text:s/></text:span><text:span text:style-name="T37_185">items</text:span><text:span text:style-name="T37_186">.<text:s/></text:span></text:p>
      <text:p text:style-name="P38"/>
      <text:p text:style-name="P39"><text:span text:style-name="T39_1">Purpose</text:span><text:span text:style-name="T39_2"><text:s/></text:span></text:p>
      <text:p text:style-name="P40"><text:span text:style-name="T40_1">The</text:span><text:span text:style-name="T40_2"><text:s/></text:span><text:span text:style-name="T40_3">purpose</text:span><text:span text:style-name="T40_4"><text:s/></text:span><text:span text:style-name="T40_5">of</text:span><text:span text:style-name="T40_6"><text:s/></text:span><text:span text:style-name="T40_7">this</text:span><text:span text:style-name="T40_8"><text:s/></text:span><text:span text:style-name="T40_9">application</text:span><text:span text:style-name="T40_10"><text:s/></text:span><text:span text:style-name="T40_11">is</text:span><text:span text:style-name="T40_12"><text:s/></text:span><text:span text:style-name="T40_13">to</text:span><text:span text:style-name="T40_14"><text:s/></text:span><text:span text:style-name="T40_15">guide</text:span><text:span text:style-name="T40_16"><text:s/></text:span><text:span text:style-name="T40_17">users</text:span><text:span text:style-name="T40_18"><text:s/></text:span><text:span text:style-name="T40_19">to</text:span><text:span text:style-name="T40_20"><text:s/></text:span><text:span text:style-name="T40_21">make</text:span><text:span text:style-name="T40_22"><text:s/></text:span><text:span text:style-name="T40_23">healthier</text:span><text:span text:style-name="T40_24"><text:s/></text:span><text:span text:style-name="T40_25">food</text:span><text:span text:style-name="T40_26"><text:s/></text:span><text:span text:style-name="T40_27">choices</text:span><text:span text:style-name="T40_28"><text:s/></text:span><text:span text:style-name="T40_29">and</text:span><text:span text:style-name="T40_30"><text:s/></text:span><text:span text:style-name="T40_31">healthy</text:span><text:span text:style-name="T40_32"><text:s/></text:span><text:span text:style-name="T40_33">eating</text:span><text:span text:style-name="T40_34"><text:s/></text:span><text:span text:style-name="T40_35">more</text:span><text:span text:style-name="T40_36"><text:s/></text:span><text:span text:style-name="T40_37">enjoyable</text:span><text:span text:style-name="T40_38"><text:s/></text:span><text:span text:style-name="T40_39">and</text:span><text:span text:style-name="T40_40"><text:s/></text:span><text:span text:style-name="T40_41">social</text:span><text:span text:style-name="T40_42">.</text:span></text:p>
      <text:p text:style-name="P41"/>
      <text:p text:style-name="P42"><text:span text:style-name="T42_1">Intended</text:span><text:span text:style-name="T42_2"><text:s/></text:span><text:span text:style-name="T42_3">Users</text:span></text:p>
      <text:p text:style-name="P43"><text:span text:style-name="T43_1">The</text:span><text:span text:style-name="T43_2"><text:s/></text:span><text:span text:style-name="T43_3">intended</text:span><text:span text:style-name="T43_4"><text:s/></text:span><text:span text:style-name="T43_5">user</text:span><text:span text:style-name="T43_6"><text:s/></text:span><text:span text:style-name="T43_7">of</text:span><text:span text:style-name="T43_8"><text:s/></text:span><text:span text:style-name="T43_9">this</text:span><text:span text:style-name="T43_10"><text:s/></text:span><text:span text:style-name="T43_11">application</text:span><text:span text:style-name="T43_12"><text:s/></text:span><text:span text:style-name="T43_13">are</text:span><text:span text:style-name="T43_14"><text:s/></text:span><text:span text:style-name="T43_15">individuals</text:span><text:span text:style-name="T43_16"><text:s/></text:span><text:span text:style-name="T43_17">striving</text:span><text:span text:style-name="T43_18"><text:s/></text:span><text:span text:style-name="T43_19">to</text:span><text:span text:style-name="T43_20"><text:s/></text:span><text:span text:style-name="T43_21">live</text:span><text:span text:style-name="T43_22"><text:s/></text:span><text:span text:style-name="T43_23">a</text:span><text:span text:style-name="T43_24"><text:s/></text:span><text:span text:style-name="T43_25">healthier</text:span><text:span text:style-name="T43_26"><text:s/></text:span><text:span text:style-name="T43_27">life</text:span><text:span text:style-name="T43_28"><text:s/></text:span><text:span text:style-name="T43_29">via</text:span><text:span text:style-name="T43_30"><text:s/></text:span><text:span text:style-name="T43_31">optimal</text:span><text:span text:style-name="T43_32"><text:s/></text:span><text:span text:style-name="T43_33">food</text:span><text:span text:style-name="T43_34"><text:s/></text:span><text:span text:style-name="T43_35">choices</text:span><text:span text:style-name="T43_36">.<text:s/></text:span><text:span text:style-name="T43_37">This</text:span><text:span text:style-name="T43_38"><text:s/></text:span><text:span text:style-name="T43_39">application</text:span><text:span text:style-name="T43_40"><text:s/></text:span><text:span text:style-name="T43_41">is</text:span><text:span text:style-name="T43_42"><text:s/></text:span><text:span text:style-name="T43_43">targeted</text:span><text:span text:style-name="T43_44"><text:s/></text:span><text:span text:style-name="T43_45">for</text:span><text:span text:style-name="T43_46"><text:s/></text:span><text:span text:style-name="T43_47">all</text:span><text:span text:style-name="T43_48"><text:s/></text:span><text:span text:style-name="T43_49">ages</text:span><text:span text:style-name="T43_50"><text:s/></text:span><text:span text:style-name="T43_51">and</text:span><text:span text:style-name="T43_52"><text:s/></text:span><text:span text:style-name="T43_53">genders</text:span><text:span text:style-name="T43_54">.<text:s/></text:span></text:p>
      <text:h text:style-name="P44" text:outline-level="10"><text:span text:style-name="T44_1">Software</text:span><text:span text:style-name="T44_2"><text:s/></text:span><text:span text:style-name="T44_3">Architecture</text:span><text:span text:style-name="T44_4"><text:s/></text:span><text:span text:style-name="T44_5">Overview</text:span></text:h>
      <text:p text:style-name="P45"><text:span text:style-name="T45_1">a</text:span><text:span text:style-name="T45_2">.<text:s/></text:span><text:span text:style-name="T45_3">System</text:span><text:span text:style-name="T45_4"><text:s/></text:span><text:span text:style-name="T45_5">Architecture</text:span><text:span text:style-name="T45_6"><text:s/></text:span><text:span text:style-name="T45_7">Context</text:span><text:span text:style-name="T45_8"><text:s/></text:span></text:p>
      <text:p text:style-name="P46"/>
      <text:p text:style-name="P47"><text:span text:style-name="T47_1">The</text:span><text:span text:style-name="T47_2"><text:s/></text:span><text:span text:style-name="T47_3">users</text:span><text:span text:style-name="T47_4"><text:s/></text:span><text:span text:style-name="T47_5">interact</text:span><text:span text:style-name="T47_6"><text:s/></text:span><text:span text:style-name="T47_7">with</text:span><text:span text:style-name="T47_8"><text:s/></text:span><text:span text:style-name="T47_9">our</text:span><text:span text:style-name="T47_10"><text:s/></text:span><text:span text:style-name="T47_11">environment</text:span><text:span text:style-name="T47_12"><text:s/></text:span><text:span text:style-name="T47_13">using</text:span><text:span text:style-name="T47_14"><text:s/></text:span><text:span text:style-name="T47_15">different</text:span><text:span text:style-name="T47_16"><text:s/></text:span><text:span text:style-name="T47_17">browsers</text:span><text:span text:style-name="T47_18">.<text:s/></text:span><text:span text:style-name="T47_19">The</text:span><text:span text:style-name="T47_20"><text:s/></text:span><text:span text:style-name="T47_21">user</text:span><text:span text:style-name="T47_22"><text:s/></text:span><text:span text:style-name="T47_23">information</text:span><text:span text:style-name="T47_24"><text:s/></text:span><text:span text:style-name="T47_25">for</text:span><text:span text:style-name="T47_26"><text:s/></text:span><text:span text:style-name="T47_27">our</text:span><text:span text:style-name="T47_28"><text:s/></text:span><text:span text:style-name="T47_29">application</text:span><text:span text:style-name="T47_30"><text:s/></text:span><text:span text:style-name="T47_31">are</text:span><text:span text:style-name="T47_32"><text:s/></text:span><text:span text:style-name="T47_33">taken</text:span><text:span text:style-name="T47_34"><text:s/></text:span><text:span text:style-name="T47_35">from</text:span><text:span text:style-name="T47_36"><text:s/></text:span><text:span text:style-name="T47_37">the</text:span><text:span text:style-name="T47_38"><text:s/></text:span><text:span text:style-name="T47_39">facebook</text:span><text:span text:style-name="T47_40"><text:s/></text:span><text:span text:style-name="T47_41">public</text:span><text:span text:style-name="T47_42"><text:s/></text:span><text:span text:style-name="T47_43">access</text:span><text:span text:style-name="T47_44"><text:s/></text:span><text:span text:style-name="T47_45">APIs</text:span><text:span text:style-name="T47_46">,<text:s/></text:span><text:span text:style-name="T47_47">this</text:span><text:span text:style-name="T47_48"><text:s/></text:span><text:span text:style-name="T47_49">sets</text:span><text:span text:style-name="T47_50"><text:s/></text:span><text:span text:style-name="T47_51">the</text:span><text:span text:style-name="T47_52"><text:s/></text:span><text:span text:style-name="T47_53">scope</text:span><text:span text:style-name="T47_54"><text:s/></text:span><text:span text:style-name="T47_55">of</text:span><text:span text:style-name="T47_56"><text:s/></text:span><text:span text:style-name="T47_57">the</text:span><text:span text:style-name="T47_58"><text:s/></text:span><text:span text:style-name="T47_59">user</text:span><text:span text:style-name="T47_60"><text:s/></text:span><text:span text:style-name="T47_61">permissions</text:span><text:span text:style-name="T47_62">,<text:s/></text:span><text:span text:style-name="T47_63">because</text:span><text:span text:style-name="T47_64"><text:s/></text:span><text:span text:style-name="T47_65">users</text:span><text:span text:style-name="T47_66"><text:s/></text:span><text:span text:style-name="T47_67">are</text:span><text:span text:style-name="T47_68"><text:s/></text:span><text:span text:style-name="T47_69">allowed</text:span><text:span text:style-name="T47_70"><text:s/></text:span><text:span text:style-name="T47_71">to</text:span><text:span text:style-name="T47_72"><text:s/></text:span><text:span text:style-name="T47_73">interact</text:span><text:span text:style-name="T47_74"><text:s/></text:span><text:span text:style-name="T47_75">and</text:span><text:span text:style-name="T47_76"><text:s/></text:span><text:span text:style-name="T47_77">comment</text:span><text:span text:style-name="T47_78"><text:s/></text:span><text:span text:style-name="T47_79">on</text:span><text:span text:style-name="T47_80"><text:s/></text:span><text:span text:style-name="T47_81">other</text:span><text:span text:style-name="T47_82"><text:s/></text:span><text:span text:style-name="T47_83">users</text:span><text:span text:style-name="T47_84"><text:s/></text:span><text:span text:style-name="T47_85">activities</text:span><text:span text:style-name="T47_86"><text:s/></text:span><text:span text:style-name="T47_87">only</text:span><text:span text:style-name="T47_88"><text:s/></text:span><text:span text:style-name="T47_89">when</text:span><text:span text:style-name="T47_90"><text:s/></text:span><text:span text:style-name="T47_91">they</text:span><text:span text:style-name="T47_92"><text:s/></text:span><text:span text:style-name="T47_93">are</text:span><text:span text:style-name="T47_94"><text:s/></text:span><text:span text:style-name="T47_95">friends</text:span><text:span text:style-name="T47_96">.<text:s/></text:span></text:p>
      <text:p text:style-name="P48"/>
      <text:p text:style-name="P49"><text:span text:style-name="T49_1">The</text:span><text:span text:style-name="T49_2"><text:s/></text:span><text:span text:style-name="T49_3">two</text:span><text:span text:style-name="T49_4"><text:s/></text:span><text:span text:style-name="T49_5">main</text:span><text:span text:style-name="T49_6"><text:s/></text:span><text:span text:style-name="T49_7">Database</text:span><text:span text:style-name="T49_8"><text:s/></text:span><text:span text:style-name="T49_9">relations</text:span><text:span text:style-name="T49_10"><text:s/></text:span><text:span text:style-name="T49_11">for</text:span><text:span text:style-name="T49_12"><text:s/></text:span><text:span text:style-name="T49_13">this</text:span><text:span text:style-name="T49_14"><text:s/></text:span><text:span text:style-name="T49_15">application</text:span><text:span text:style-name="T49_16"><text:s/></text:span><text:span text:style-name="T49_17">would</text:span><text:span text:style-name="T49_18"><text:s/></text:span><text:span text:style-name="T49_19">the</text:span><text:span text:style-name="T49_20"><text:s/></text:span><text:span text:style-name="T49_21">users</text:span><text:span text:style-name="T49_22"><text:s/></text:span><text:span text:style-name="T49_23">relation</text:span><text:span text:style-name="T49_24"><text:s/></text:span><text:span text:style-name="T49_25">and</text:span><text:span text:style-name="T49_26"><text:s/></text:span><text:span text:style-name="T49_27">the</text:span><text:span text:style-name="T49_28"><text:s/></text:span><text:span text:style-name="T49_29">food</text:span><text:span text:style-name="T49_30">/</text:span><text:span text:style-name="T49_31">calories</text:span><text:span text:style-name="T49_32"><text:s/></text:span><text:span text:style-name="T49_33">relation</text:span><text:span text:style-name="T49_34">.<text:s/></text:span><text:span text:style-name="T49_35">The</text:span><text:span text:style-name="T49_36"><text:s/></text:span><text:span text:style-name="T49_37">database</text:span><text:span text:style-name="T49_38"><text:s/></text:span><text:span text:style-name="T49_39">structure</text:span><text:span text:style-name="T49_40"><text:s/></text:span><text:span text:style-name="T49_41">of</text:span><text:span text:style-name="T49_42"><text:s/></text:span><text:span text:style-name="T49_43">the</text:span><text:span text:style-name="T49_44"><text:s/></text:span><text:span text:style-name="T49_45">application</text:span><text:span text:style-name="T49_46"><text:s/></text:span><text:span text:style-name="T49_47">is</text:span><text:span text:style-name="T49_48"><text:s/></text:span><text:span text:style-name="T49_49">expressed</text:span><text:span text:style-name="T49_50"><text:s/></text:span><text:span text:style-name="T49_51">in</text:span><text:span text:style-name="T49_52"><text:s/></text:span><text:span text:style-name="T49_53">more</text:span><text:span text:style-name="T49_54"><text:s/></text:span><text:span text:style-name="T49_55">detail</text:span><text:span text:style-name="T49_56"><text:s/></text:span><text:span text:style-name="T49_57">in</text:span><text:span text:style-name="T49_58"><text:s/></text:span><text:span text:style-name="T49_59">the</text:span><text:span text:style-name="T49_60"><text:s/></text:span><text:span text:style-name="T49_61">ER</text:span><text:span text:style-name="T49_62"><text:s/></text:span><text:span text:style-name="T49_63">diagram</text:span><text:span text:style-name="T49_64"><text:s/></text:span><text:span text:style-name="T49_65">in</text:span><text:span text:style-name="T49_66"><text:s/></text:span><text:span text:style-name="T49_67">the</text:span><text:span text:style-name="T49_68"><text:s/></text:span><text:span text:style-name="T49_69">following</text:span><text:span text:style-name="T49_70"><text:s/></text:span><text:span text:style-name="T49_71">section</text:span><text:span text:style-name="T49_72">.<text:s/></text:span></text:p>
      <text:p text:style-name="P50"/>
      <text:p text:style-name="P51"><text:span text:style-name="T51_1">????<text:s/></text:span><text:span text:style-name="T51_2">Ask</text:span><text:span text:style-name="T51_3"><text:s/></text:span><text:span text:style-name="T51_4">him</text:span><text:span text:style-name="T51_5">!!!!</text:span></text:p>
      <text:p text:style-name="P52"/>
      <text:p text:style-name="P53"/>
      <text:p text:style-name="P54"><text:span text:style-name="T54_1">b</text:span><text:span text:style-name="T54_2">.<text:s/></text:span><text:span text:style-name="T54_3">Software</text:span><text:span text:style-name="T54_4"><text:s/></text:span><text:span text:style-name="T54_5">Architecture</text:span><text:span text:style-name="T54_6"><text:s/></text:span><text:span text:style-name="T54_7">Representation</text:span></text:p>
      <text:p text:style-name="P55"/>
      <text:p text:style-name="P56"><text:span text:style-name="T56_1">Package</text:span><text:span text:style-name="T56_2"><text:s/></text:span><text:span text:style-name="T56_3">Diagram</text:span><text:span text:style-name="T56_4"><text:s/></text:span><text:span text:style-name="T56_5">(</text:span><text:span text:style-name="T56_6">together</text:span><text:span text:style-name="T56_7">)</text:span></text:p>
      <text:p text:style-name="P57"/>
      <text:p text:style-name="P58"><text:span text:style-name="T58_1">Class</text:span><text:span text:style-name="T58_2"><text:s/></text:span><text:span text:style-name="T58_3">Diagram</text:span><text:span text:style-name="T58_4"><text:s/></text:span><text:span text:style-name="T58_5">(</text:span><text:span text:style-name="T58_6">do</text:span><text:span text:style-name="T58_7"><text:s/></text:span><text:span text:style-name="T58_8">we</text:span><text:span text:style-name="T58_9"><text:s/></text:span><text:span text:style-name="T58_10">need</text:span><text:span text:style-name="T58_11"><text:s/></text:span><text:span text:style-name="T58_12">it</text:span><text:span text:style-name="T58_13">?<text:s/></text:span><text:span text:style-name="T58_14">not</text:span><text:span text:style-name="T58_15"><text:s/></text:span><text:span text:style-name="T58_16">specified</text:span><text:span text:style-name="T58_17">)</text:span></text:p>
      <text:p text:style-name="P59"/>
      <text:p text:style-name="P60"><text:span text:style-name="T60_1">ER</text:span><text:span text:style-name="T60_2"><text:s/></text:span><text:span text:style-name="T60_3">Diagram</text:span><text:span text:style-name="T60_4"><text:s/></text:span><text:span text:style-name="T60_5">(</text:span><text:span text:style-name="T60_6">together</text:span><text:span text:style-name="T60_7">)</text:span></text:p>
      <text:p text:style-name="P61"/>
      <text:p text:style-name="P62"><text:span text:style-name="T62_1">The</text:span><text:span text:style-name="T62_2"><text:s/></text:span><text:span text:style-name="T62_3">architectural</text:span><text:span text:style-name="T62_4"><text:s/></text:span><text:span text:style-name="T62_5">style</text:span><text:span text:style-name="T62_6"><text:s/></text:span><text:span text:style-name="T62_7">that</text:span><text:span text:style-name="T62_8"><text:s/></text:span><text:span text:style-name="T62_9">is</text:span><text:span text:style-name="T62_10"><text:s/></text:span><text:span text:style-name="T62_11">most</text:span><text:span text:style-name="T62_12"><text:s/></text:span><text:span text:style-name="T62_13">appropriate</text:span><text:span text:style-name="T62_14"><text:s/></text:span><text:span text:style-name="T62_15">for</text:span><text:span text:style-name="T62_16"><text:s/></text:span><text:span text:style-name="T62_17">our</text:span><text:span text:style-name="T62_18"><text:s/></text:span><text:span text:style-name="T62_19">application</text:span><text:span text:style-name="T62_20"><text:s/></text:span><text:span text:style-name="T62_21">is</text:span><text:span text:style-name="T62_22"><text:s/></text:span><text:span text:style-name="T62_23">the</text:span><text:span text:style-name="T62_24"><text:s/></text:span><text:span text:style-name="T62_25">repository</text:span><text:span text:style-name="T62_26"><text:s/></text:span><text:span text:style-name="T62_27">style</text:span><text:span text:style-name="T62_28"><text:s/></text:span><text:span text:style-name="T62_29">application</text:span><text:span text:style-name="T62_30">.</text:span></text:p>
      <text:p text:style-name="P63"/>
      <text:p text:style-name="P64"><text:span text:style-name="T64_1">Description</text:span><text:span text:style-name="T64_2"><text:s/></text:span><text:span text:style-name="T64_3">of</text:span><text:span text:style-name="T64_4"><text:s/></text:span><text:span text:style-name="T64_5">each</text:span><text:span text:style-name="T64_6"><text:s/></text:span><text:span text:style-name="T64_7">major</text:span><text:span text:style-name="T64_8"><text:s/></text:span><text:span text:style-name="T64_9">component</text:span><text:span text:style-name="T64_10"><text:s/></text:span><text:span text:style-name="T64_11">and</text:span><text:span text:style-name="T64_12"><text:s/></text:span><text:span text:style-name="T64_13">connector</text:span><text:span text:style-name="T64_14"><text:s/></text:span><text:span text:style-name="T64_15">and</text:span><text:span text:style-name="T64_16"><text:s/></text:span><text:span text:style-name="T64_17">their</text:span><text:span text:style-name="T64_18"><text:s/></text:span><text:span text:style-name="T64_19">interaction</text:span></text:p>
      <text:h text:style-name="P65" text:outline-level="10"><text:span text:style-name="T65_1">Architectural</text:span><text:span text:style-name="T65_2"><text:s/></text:span><text:span text:style-name="T65_3">Goal</text:span><text:span text:style-name="T65_4"><text:s/></text:span><text:span text:style-name="T65_5">and</text:span><text:span text:style-name="T65_6"><text:s/></text:span><text:span text:style-name="T65_7">Constraints</text:span></text:h>
      <text:h text:style-name="P66" text:outline-level="10"><text:span text:style-name="T66_1">a</text:span><text:span text:style-name="T66_2">.<text:s/></text:span><text:span text:style-name="T66_3">Architectural</text:span><text:span text:style-name="T66_4"><text:s/></text:span><text:span text:style-name="T66_5">rationale</text:span></text:h>
      <text:p text:style-name="P67"/>
      <text:h text:style-name="P68" text:outline-level="10"><text:span text:style-name="T68_1">b</text:span><text:span text:style-name="T68_2">.<text:s/></text:span><text:span text:style-name="T68_3">Architectural</text:span><text:span text:style-name="T68_4"><text:s/></text:span><text:span text:style-name="T68_5">elements</text:span><text:span text:style-name="T68_6"><text:s/></text:span><text:span text:style-name="T68_7">affecting</text:span><text:span text:style-name="T68_8"><text:s/></text:span><text:span text:style-name="T68_9">performance</text:span><text:span text:style-name="T68_10">,<text:s/></text:span><text:span text:style-name="T68_11">maintainability</text:span><text:span text:style-name="T68_12">,<text:s text:c="2"/></text:span><text:span text:style-name="T68_13">etc</text:span><text:span text:style-name="T68_14">.</text:span></text:h>
      <text:h text:style-name="P69" text:outline-level="10"><text:span text:style-name="T69_1">Use</text:span><text:span text:style-name="T69_2"><text:s/></text:span><text:span text:style-name="T69_3">Case</text:span><text:span text:style-name="T69_4"><text:s/></text:span><text:span text:style-name="T69_5">View</text:span></text:h>
      <text:p text:style-name="P70"><text:span text:style-name="T70_1">(</text:span><text:span text:style-name="T70_2">Rashna</text:span><text:span text:style-name="T70_3">)<text:s/></text:span><text:span text:style-name="T70_4">Use</text:span><text:span text:style-name="T70_5"><text:s/></text:span><text:span text:style-name="T70_6">Case</text:span><text:span text:style-name="T70_7"><text:s/></text:span><text:span text:style-name="T70_8">Model</text:span><text:span text:style-name="T70_9"><text:s/></text:span><text:span text:style-name="T70_10">and</text:span><text:span text:style-name="T70_11"><text:s/></text:span><text:span text:style-name="T70_12">use</text:span><text:span text:style-name="T70_13"><text:s/></text:span><text:span text:style-name="T70_14">case</text:span><text:span text:style-name="T70_15"><text:s/></text:span><text:span text:style-name="T70_16">descriptions</text:span></text:p>
      <text:h text:style-name="P71" text:outline-level="10"><text:span text:style-name="T71_1">Behavioral</text:span><text:span text:style-name="T71_2"><text:s/></text:span><text:span text:style-name="T71_3">View</text:span></text:h>
      <text:p text:style-name="P72"/>
      <text:p text:style-name="P73"><text:span text:style-name="T73_1">Sequence</text:span><text:span text:style-name="T73_2"><text:s/></text:span><text:span text:style-name="T73_3">Diagram</text:span><text:span text:style-name="T73_4"><text:s/></text:span><text:span text:style-name="T73_5">and</text:span><text:span text:style-name="T73_6"><text:s/></text:span><text:span text:style-name="T73_7">explain</text:span><text:span text:style-name="T73_8"><text:s/></text:span><text:span text:style-name="T73_9">each</text:span><text:span text:style-name="T73_10"><text:s/></text:span><text:span text:style-name="T73_11">presented</text:span><text:span text:style-name="T73_12"><text:s/></text:span><text:span text:style-name="T73_13">view</text:span><text:span text:style-name="T73_14"><text:s/></text:span><text:span text:style-name="T73_15">(</text:span><text:span text:style-name="T73_16">Kevin</text:span><text:span text:style-name="T73_17">)</text:span></text:p>
      <text:p text:style-name="P74"/>
      <text:h text:style-name="P75" text:outline-level="10"><text:span text:style-name="T75_1">Viewpoint</text:span><text:span text:style-name="T75_2"><text:s/>#3</text:span></text:h>
      <text:p text:style-name="P76"><text:span text:style-name="T76_1">Specify</text:span><text:span text:style-name="T76_2"><text:s/></text:span><text:span text:style-name="T76_3">a</text:span><text:span text:style-name="T76_4"><text:s/></text:span><text:span text:style-name="T76_5">concern</text:span><text:span text:style-name="T76_6"><text:s/></text:span><text:span text:style-name="T76_7">that</text:span><text:span text:style-name="T76_8"><text:s/></text:span><text:span text:style-name="T76_9">is</text:span><text:span text:style-name="T76_10"><text:s/></text:span><text:span text:style-name="T76_11">crucial</text:span><text:span text:style-name="T76_12"><text:s/></text:span><text:span text:style-name="T76_13">to</text:span><text:span text:style-name="T76_14"><text:s/></text:span><text:span text:style-name="T76_15">your</text:span><text:span text:style-name="T76_16"><text:s/></text:span><text:span text:style-name="T76_17">architectural</text:span><text:span text:style-name="T76_18"><text:s/></text:span><text:span text:style-name="T76_19">design</text:span><text:span text:style-name="T76_20"><text:s/></text:span><text:span text:style-name="T76_21">and</text:span><text:span text:style-name="T76_22"><text:s/></text:span><text:span text:style-name="T76_23">model</text:span><text:span text:style-name="T76_24"><text:s/></text:span><text:span text:style-name="T76_25">it</text:span><text:span text:style-name="T76_26"><text:s/></text:span><text:span text:style-name="T76_27">as</text:span><text:span text:style-name="T76_28"><text:s/></text:span><text:span text:style-name="T76_29">a</text:span><text:span text:style-name="T76_30"><text:s/></text:span><text:span text:style-name="T76_31">viewpoint</text:span><text:span text:style-name="T76_32">.<text:s/></text:span><text:span text:style-name="T76_33">Explain</text:span><text:span text:style-name="T76_34"><text:s/></text:span><text:span text:style-name="T76_35">each</text:span><text:span text:style-name="T76_36"><text:s/></text:span><text:span text:style-name="T76_37">presented</text:span><text:span text:style-name="T76_38"><text:s/></text:span><text:span text:style-name="T76_39">view</text:span><text:span text:style-name="T76_40">.<text:s/></text:span><text:span text:style-name="T76_41">(</text:span><text:span text:style-name="T76_42">Deep</text:span><text:span text:style-name="T76_43">)</text:span></text:p>
      <text:h text:style-name="P77" text:outline-level="10"><text:span text:style-name="T77_1">Deployment</text:span><text:span text:style-name="T77_2"><text:s/></text:span><text:span text:style-name="T77_3">View</text:span></text:h>
      <text:p text:style-name="P78"><text:span text:style-name="T78_1">Deployment</text:span><text:span text:style-name="T78_2"><text:s/></text:span><text:span text:style-name="T78_3">Diagram</text:span><text:span text:style-name="T78_4"><text:s/></text:span><text:span text:style-name="T78_5">(</text:span><text:span text:style-name="T78_6">Nadeem</text:span><text:span text:style-name="T78_7">)</text:span></text:p>
      <text:p text:style-name="P79"/>
      <text:p text:style-name="P8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